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_5f_from_5f_gee_5f_May2_5f_part2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_from_gee_May2_part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ystem:index</text:p>
          </table:table-cell>
          <table:table-cell table:style-name="ce1" office:value-type="string" calcext:value-type="string">
            <text:p>AvGTemp</text:p>
          </table:table-cell>
          <table:table-cell table:style-name="ce1" office:value-type="string" calcext:value-type="string">
            <text:p>AvGppt</text:p>
          </table:table-cell>
          <table:table-cell table:style-name="ce1" office:value-type="string" calcext:value-type="string">
            <text:p>CWD</text:p>
          </table:table-cell>
          <table:table-cell table:style-name="ce1" office:value-type="string" calcext:value-type="string">
            <text:p>Conifer2019</text:p>
          </table:table-cell>
          <table:table-cell table:style-name="ce1" office:value-type="string" calcext:value-type="string">
            <text:p>ConiferProb2019</text:p>
          </table:table-cell>
          <table:table-cell table:style-name="ce1" office:value-type="string" calcext:value-type="string">
            <text:p>NLCD2016</text:p>
          </table:table-cell>
          <table:table-cell table:style-name="ce1" office:value-type="string" calcext:value-type="string">
            <text:p>SAP_SC</text:p>
          </table:table-cell>
          <table:table-cell table:style-name="ce1" office:value-type="string" calcext:value-type="string">
            <text:p>SAP_burn</text:p>
          </table:table-cell>
          <table:table-cell table:style-name="ce1" office:value-type="string" calcext:value-type="string">
            <text:p>SUID</text:p>
          </table:table-cell>
          <table:table-cell table:style-name="ce1" office:value-type="string" calcext:value-type="string">
            <text:p>SolarLoad</text:p>
          </table:table-cell>
          <table:table-cell table:style-name="ce1" office:value-type="string" calcext:value-type="string">
            <text:p>aspect</text:p>
          </table:table-cell>
          <table:table-cell table:style-name="ce1" office:value-type="string" calcext:value-type="string">
            <text:p>burnSev</text:p>
          </table:table-cell>
          <table:table-cell table:style-name="ce1" office:value-type="string" calcext:value-type="string">
            <text:p>eastness</text:p>
          </table:table-cell>
          <table:table-cell table:style-name="ce1" office:value-type="string" calcext:value-type="string">
            <text:p>elevation</text:p>
          </table:table-cell>
          <table:table-cell table:style-name="ce1" office:value-type="string" calcext:value-type="string">
            <text:p>forestType</text:p>
          </table:table-cell>
          <table:table-cell table:style-name="ce1" office:value-type="string" calcext:value-type="string">
            <text:p>landfire2016</text:p>
          </table:table-cell>
          <table:table-cell table:style-name="ce1" office:value-type="string" calcext:value-type="string">
            <text:p>latitude_209564535</text:p>
          </table:table-cell>
          <table:table-cell table:style-name="ce1" office:value-type="string" calcext:value-type="string">
            <text:p>longitude_209564535</text:p>
          </table:table-cell>
          <table:table-cell table:style-name="ce1" office:value-type="string" calcext:value-type="string">
            <text:p>northness</text:p>
          </table:table-cell>
          <table:table-cell table:style-name="ce1" office:value-type="string" calcext:value-type="string">
            <text:p>plantedEver</text:p>
          </table:table-cell>
          <table:table-cell table:style-name="ce1" office:value-type="string" calcext:value-type="string">
            <text:p>plantedFirst6Yrs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wilderness</text:p>
          </table:table-cell>
          <table:table-cell table:style-name="ce1" office:value-type="string" calcext:value-type="string">
            <text:p>.geo</text:p>
          </table:table-cell>
          <table:table-cell table:number-columns-repeated="99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2423147" calcext:value-type="float">
            <text:p>0.2242314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310.86154" calcext:value-type="float">
            <text:p>310.861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5629276" calcext:value-type="float">
            <text:p>-0.75629276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542334" calcext:value-type="float">
            <text:p>0.65423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64384" calcext:value-type="float">
            <text:p>29.64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64297375953,41.21682399989385]}</text:p>
          </table:table-cell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18083183" calcext:value-type="float">
            <text:p>0.0018083183</text:p>
          </table:table-cell>
          <table:table-cell table:style-name="ce1" office:value-type="float" office:value="0.24412297" calcext:value-type="float">
            <text:p>0.2441229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306.95123" calcext:value-type="float">
            <text:p>306.951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991476" calcext:value-type="float">
            <text:p>-0.7991476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60113484" calcext:value-type="float">
            <text:p>0.601134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096329" calcext:value-type="float">
            <text:p>27.0963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28509096725,41.21682487150729]}</text:p>
          </table:table-cell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36166366" calcext:value-type="float">
            <text:p>0.0036166366</text:p>
          </table:table-cell>
          <table:table-cell table:style-name="ce1" office:value-type="float" office:value="0.2658228" calcext:value-type="float">
            <text:p>0.265822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18.45053" calcext:value-type="float">
            <text:p>318.450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6326636" calcext:value-type="float">
            <text:p>-0.66326636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7483834" calcext:value-type="float">
            <text:p>0.74838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4.42929" calcext:value-type="float">
            <text:p>24.429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92720815926,41.216825742008574]}</text:p>
          </table:table-cell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72332732" calcext:value-type="float">
            <text:p>0.0072332732</text:p>
          </table:table-cell>
          <table:table-cell table:style-name="ce1" office:value-type="float" office:value="0.2857143" calcext:value-type="float">
            <text:p>0.285714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.900063" calcext:value-type="float">
            <text:p>3.9000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6801639" calcext:value-type="float">
            <text:p>0.06801639</text:p>
          </table:table-cell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976842" calcext:value-type="float">
            <text:p>0.99768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2.325157" calcext:value-type="float">
            <text:p>32.3251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5693253356,41.21682661139765]}</text:p>
          </table:table-cell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32911393" calcext:value-type="float">
            <text:p>0.3291139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15.86948" calcext:value-type="float">
            <text:p>315.869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9629544" calcext:value-type="float">
            <text:p>-0.69629544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177553" calcext:value-type="float">
            <text:p>0.71775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9.84409" calcext:value-type="float">
            <text:p>39.844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0626218391,41.21683352647147]}</text:p>
          </table:table-cell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44665465" calcext:value-type="float">
            <text:p>0.0144665465</text:p>
          </table:table-cell>
          <table:table-cell table:style-name="ce1" office:value-type="float" office:value="0.3254973" calcext:value-type="float">
            <text:p>0.325497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18.035" calcext:value-type="float">
            <text:p>318.0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686766" calcext:value-type="float">
            <text:p>-0.6686766</text:p>
          </table:table-cell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30" calcext:value-type="float">
            <text:p>7030</text:p>
          </table:table-cell>
          <table:table-cell table:number-columns-repeated="2"/>
          <table:table-cell table:style-name="ce1" office:value-type="float" office:value="0.74355334" calcext:value-type="float">
            <text:p>0.743553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.509144" calcext:value-type="float">
            <text:p>36.5091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4837921995,41.216834385850845]}</text:p>
          </table:table-cell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18083183" calcext:value-type="float">
            <text:p>0.0018083183</text:p>
          </table:table-cell>
          <table:table-cell table:style-name="ce1" office:value-type="float" office:value="0.20433997" calcext:value-type="float">
            <text:p>0.2043399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316.30334" calcext:value-type="float">
            <text:p>316.303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908402" calcext:value-type="float">
            <text:p>-0.6908402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230075" calcext:value-type="float">
            <text:p>0.72300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620224" calcext:value-type="float">
            <text:p>35.6202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64412882114,41.21709423360893]}</text:p>
          </table:table-cell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5424955" calcext:value-type="float">
            <text:p>0.005424955</text:p>
          </table:table-cell>
          <table:table-cell table:style-name="ce1" office:value-type="float" office:value="0.22242315" calcext:value-type="float">
            <text:p>0.2224231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318.4504" calcext:value-type="float">
            <text:p>318.45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6326797" calcext:value-type="float">
            <text:p>-0.66326797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4838203" calcext:value-type="float">
            <text:p>0.748382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519314" calcext:value-type="float">
            <text:p>35.5193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28624455591,41.21709510523062]}</text:p>
          </table:table-cell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.000004" calcext:value-type="float">
            <text:p>41.0000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9041592" calcext:value-type="float">
            <text:p>0.009041592</text:p>
          </table:table-cell>
          <table:table-cell table:style-name="ce1" office:value-type="float" office:value="0.24412297" calcext:value-type="float">
            <text:p>0.2441229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36.7274" calcext:value-type="float">
            <text:p>336.727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39510623" calcext:value-type="float">
            <text:p>-0.39510623</text:p>
          </table:table-cell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186354" calcext:value-type="float">
            <text:p>0.91863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927189" calcext:value-type="float">
            <text:p>30.927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92836027505,41.217095975740115]}</text:p>
          </table:table-cell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.000004" calcext:value-type="float">
            <text:p>41.0000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2658228" calcext:value-type="float">
            <text:p>0.012658228</text:p>
          </table:table-cell>
          <table:table-cell table:style-name="ce1" office:value-type="float" office:value="0.2658228" calcext:value-type="float">
            <text:p>0.265822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.402489" calcext:value-type="float">
            <text:p>8.4024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46126" calcext:value-type="float">
            <text:p>0.146126</text:p>
          </table:table-cell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89266" calcext:value-type="float">
            <text:p>0.9892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501614" calcext:value-type="float">
            <text:p>30.5016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57047597847,41.21709684513741]}</text:p>
          </table:table-cell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.000004" calcext:value-type="float">
            <text:p>41.0000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44665465" calcext:value-type="float">
            <text:p>0.0144665465</text:p>
          </table:table-cell>
          <table:table-cell table:style-name="ce1" office:value-type="float" office:value="0.2857143" calcext:value-type="float">
            <text:p>0.285714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.1521306" calcext:value-type="float">
            <text:p>6.15213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0716873" calcext:value-type="float">
            <text:p>0.10716873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942408" calcext:value-type="float">
            <text:p>0.99424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065472" calcext:value-type="float">
            <text:p>31.0654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21259166617,41.217097713422504]}</text:p>
          </table:table-cell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3254973" calcext:value-type="float">
            <text:p>0.325497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12.07132" calcext:value-type="float">
            <text:p>312.071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423114" calcext:value-type="float">
            <text:p>-0.7423114</text:p>
          </table:table-cell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7005503" calcext:value-type="float">
            <text:p>0.670055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5.933323" calcext:value-type="float">
            <text:p>35.9333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0740104342,41.2171037602766]}</text:p>
          </table:table-cell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32188064" calcext:value-type="float">
            <text:p>0.3218806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21.97452" calcext:value-type="float">
            <text:p>321.974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16012" calcext:value-type="float">
            <text:p>-0.616012</text:p>
          </table:table-cell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78773683" calcext:value-type="float">
            <text:p>0.787736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941635" calcext:value-type="float">
            <text:p>34.9416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4951660654,41.2171046196641]}</text:p>
          </table:table-cell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.999996" calcext:value-type="float">
            <text:p>58.99999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98915" calcext:value-type="float">
            <text:p>0.0198915</text:p>
          </table:table-cell>
          <table:table-cell table:style-name="ce1" office:value-type="float" office:value="0.31464738" calcext:value-type="float">
            <text:p>0.3146473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30.3279" calcext:value-type="float">
            <text:p>330.327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49503547" calcext:value-type="float">
            <text:p>-0.49503547</text:p>
          </table:table-cell>
          <table:table-cell table:style-name="ce1" office:value-type="float" office:value="939" calcext:value-type="float">
            <text:p>93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86887276" calcext:value-type="float">
            <text:p>0.868872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10745" calcext:value-type="float">
            <text:p>33.107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99163215419,41.2171054779394]}</text:p>
          </table:table-cell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9.2933" calcext:value-type="float">
            <text:p>609.29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3797468" calcext:value-type="float">
            <text:p>0.03797468</text:p>
          </table:table-cell>
          <table:table-cell table:style-name="ce1" office:value-type="float" office:value="0.30018082" calcext:value-type="float">
            <text:p>0.3001808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06.30572" calcext:value-type="float">
            <text:p>106.3057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9597773" calcext:value-type="float">
            <text:p>0.9597773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-0.2807625" calcext:value-type="float">
            <text:p>-0.28076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1.978767" calcext:value-type="float">
            <text:p>21.9787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27706713894,41.21711315236807]}</text:p>
          </table:table-cell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5424955" calcext:value-type="float">
            <text:p>0.005424955</text:p>
          </table:table-cell>
          <table:table-cell table:style-name="ce1" office:value-type="float" office:value="0.18625678" calcext:value-type="float">
            <text:p>0.1862567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27.10764" calcext:value-type="float">
            <text:p>327.107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430624" calcext:value-type="float">
            <text:p>-0.5430624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3969235" calcext:value-type="float">
            <text:p>0.83969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500034" calcext:value-type="float">
            <text:p>35.5000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64528389845,41.217364467311256]}</text:p>
          </table:table-cell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084991" calcext:value-type="float">
            <text:p>0.01084991</text:p>
          </table:table-cell>
          <table:table-cell table:style-name="ce1" office:value-type="float" office:value="0.20253165" calcext:value-type="float">
            <text:p>0.2025316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29.9083" calcext:value-type="float">
            <text:p>329.90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013854" calcext:value-type="float">
            <text:p>-0.5013854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6522406" calcext:value-type="float">
            <text:p>0.86522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.116894" calcext:value-type="float">
            <text:p>36.1168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28739816031,41.217365338941185]}</text:p>
          </table:table-cell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44665465" calcext:value-type="float">
            <text:p>0.0144665465</text:p>
          </table:table-cell>
          <table:table-cell table:style-name="ce1" office:value-type="float" office:value="0.22603978" calcext:value-type="float">
            <text:p>0.2260397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42.71707" calcext:value-type="float">
            <text:p>342.717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2970903" calcext:value-type="float">
            <text:p>-0.2970903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5484936" calcext:value-type="float">
            <text:p>0.954849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.547882" calcext:value-type="float">
            <text:p>38.5478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92951240651,41.217366209458916]}</text:p>
          </table:table-cell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24412297" calcext:value-type="float">
            <text:p>0.2441229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.991451" calcext:value-type="float">
            <text:p>5.9914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0438007" calcext:value-type="float">
            <text:p>0.10438007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945375" calcext:value-type="float">
            <text:p>0.99453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737368" calcext:value-type="float">
            <text:p>31.7373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57162663695,41.21736707886442]}</text:p>
          </table:table-cell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999996" calcext:value-type="float">
            <text:p>39.99999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2585895" calcext:value-type="float">
            <text:p>0.258589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4.88943" calcext:value-type="float">
            <text:p>14.889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5695452" calcext:value-type="float">
            <text:p>0.25695452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664235" calcext:value-type="float">
            <text:p>0.9664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381237" calcext:value-type="float">
            <text:p>30.3812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21374085176,41.217367947157726]}</text:p>
          </table:table-cell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278481" calcext:value-type="float">
            <text:p>0.27848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.8028834" calcext:value-type="float">
            <text:p>3.80288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66324115" calcext:value-type="float">
            <text:p>0.066324115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9779814" calcext:value-type="float">
            <text:p>0.997798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98114" calcext:value-type="float">
            <text:p>32.98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85585505092,41.21736881433882]}</text:p>
          </table:table-cell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29475588" calcext:value-type="float">
            <text:p>0.2947558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58.0477" calcext:value-type="float">
            <text:p>358.047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034067634" calcext:value-type="float">
            <text:p>-0.034067634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994195" calcext:value-type="float">
            <text:p>0.99941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28018" calcext:value-type="float">
            <text:p>32.280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49796923445,41.21736968040772]}</text:p>
          </table:table-cell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30379745" calcext:value-type="float">
            <text:p>0.3037974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38.0579" calcext:value-type="float">
            <text:p>338.05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37366956" calcext:value-type="float">
            <text:p>-0.37366956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275619" calcext:value-type="float">
            <text:p>0.92756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938269" calcext:value-type="float">
            <text:p>29.9382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4008340239,41.21737054536439]}</text:p>
          </table:table-cell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31103075" calcext:value-type="float">
            <text:p>0.3110307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19.48212" calcext:value-type="float">
            <text:p>319.482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4968526" calcext:value-type="float">
            <text:p>-0.64968526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602033" calcext:value-type="float">
            <text:p>0.760203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0.804752" calcext:value-type="float">
            <text:p>30.8047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78219755471,41.217371409208866]}</text:p>
          </table:table-cell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31283906" calcext:value-type="float">
            <text:p>0.3128390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11.8442" calcext:value-type="float">
            <text:p>311.84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449615" calcext:value-type="float">
            <text:p>-0.7449615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6710746" calcext:value-type="float">
            <text:p>0.667107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.24269" calcext:value-type="float">
            <text:p>31.242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2431169149,41.217372271941116]}</text:p>
          </table:table-cell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31464738" calcext:value-type="float">
            <text:p>0.3146473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03.00934" calcext:value-type="float">
            <text:p>303.009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3858186" calcext:value-type="float">
            <text:p>-0.83858186</text:p>
          </table:table-cell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4477555" calcext:value-type="float">
            <text:p>0.544775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448065" calcext:value-type="float">
            <text:p>29.4480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664258127,41.21737313356115]}</text:p>
          </table:table-cell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3164557" calcext:value-type="float">
            <text:p>0.316455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08.4497" calcext:value-type="float">
            <text:p>308.44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831544" calcext:value-type="float">
            <text:p>-0.7831544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2182724" calcext:value-type="float">
            <text:p>0.621827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317879" calcext:value-type="float">
            <text:p>26.3178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0853991842,41.21737399406898]}</text:p>
          </table:table-cell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2169982" calcext:value-type="float">
            <text:p>0.02169982</text:p>
          </table:table-cell>
          <table:table-cell table:style-name="ce1" office:value-type="float" office:value="0.318264" calcext:value-type="float">
            <text:p>0.31826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12.59457" calcext:value-type="float">
            <text:p>312.5945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3616123" calcext:value-type="float">
            <text:p>-0.73616123</text:p>
          </table:table-cell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30" calcext:value-type="float">
            <text:p>7030</text:p>
          </table:table-cell>
          <table:table-cell table:number-columns-repeated="2"/>
          <table:table-cell table:style-name="ce1" office:value-type="float" office:value="0.6768062" calcext:value-type="float">
            <text:p>0.67680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753048" calcext:value-type="float">
            <text:p>27.753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506540086,41.21737485346461]}</text:p>
          </table:table-cell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999999" calcext:value-type="float">
            <text:p>6.99999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25316456" calcext:value-type="float">
            <text:p>0.025316456</text:p>
          </table:table-cell>
          <table:table-cell table:style-name="ce1" office:value-type="float" office:value="0.31283906" calcext:value-type="float">
            <text:p>0.3128390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19.07452" calcext:value-type="float">
            <text:p>319.074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5507704" calcext:value-type="float">
            <text:p>-0.65507704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7555621" calcext:value-type="float">
            <text:p>0.75556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232718" calcext:value-type="float">
            <text:p>26.2327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99276808331,41.217375711748026]}</text:p>
          </table:table-cell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9.2933" calcext:value-type="float">
            <text:p>609.29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50632913" calcext:value-type="float">
            <text:p>0.050632913</text:p>
          </table:table-cell>
          <table:table-cell table:style-name="ce1" office:value-type="float" office:value="0.318264" calcext:value-type="float">
            <text:p>0.31826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21.432175" calcext:value-type="float">
            <text:p>121.4321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532581" calcext:value-type="float">
            <text:p>0.8532581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-0.52148885" calcext:value-type="float">
            <text:p>-0.5214888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1.97599" calcext:value-type="float">
            <text:p>21.975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277179406204,41.21738338624924]}</text:p>
          </table:table-cell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084991" calcext:value-type="float">
            <text:p>0.01084991</text:p>
          </table:table-cell>
          <table:table-cell table:style-name="ce1" office:value-type="float" office:value="0.17359856" calcext:value-type="float">
            <text:p>0.1735985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27.10764" calcext:value-type="float">
            <text:p>327.107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430624" calcext:value-type="float">
            <text:p>-0.5430624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3969235" calcext:value-type="float">
            <text:p>0.83969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500034" calcext:value-type="float">
            <text:p>35.5000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64643899148,41.21763470100083]}</text:p>
          </table:table-cell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44665465" calcext:value-type="float">
            <text:p>0.0144665465</text:p>
          </table:table-cell>
          <table:table-cell table:style-name="ce1" office:value-type="float" office:value="0.18625678" calcext:value-type="float">
            <text:p>0.1862567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29.9083" calcext:value-type="float">
            <text:p>329.90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013854" calcext:value-type="float">
            <text:p>-0.5013854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6522406" calcext:value-type="float">
            <text:p>0.86522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.116894" calcext:value-type="float">
            <text:p>36.1168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2885517804,41.217635572639004]}</text:p>
          </table:table-cell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20433997" calcext:value-type="float">
            <text:p>0.2043399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42.71707" calcext:value-type="float">
            <text:p>342.717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2970903" calcext:value-type="float">
            <text:p>-0.2970903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5484936" calcext:value-type="float">
            <text:p>0.954849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.547882" calcext:value-type="float">
            <text:p>38.5478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93066455362,41.21763644316495]}</text:p>
          </table:table-cell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22242315" calcext:value-type="float">
            <text:p>0.2224231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.991451" calcext:value-type="float">
            <text:p>5.9914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0438007" calcext:value-type="float">
            <text:p>0.10438007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945375" calcext:value-type="float">
            <text:p>0.99453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737368" calcext:value-type="float">
            <text:p>31.7373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57277731113,41.21763731257869]}</text:p>
          </table:table-cell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5.5133" calcext:value-type="float">
            <text:p>595.5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238698" calcext:value-type="float">
            <text:p>0.23869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4.88943" calcext:value-type="float">
            <text:p>14.889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695452" calcext:value-type="float">
            <text:p>0.25695452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664235" calcext:value-type="float">
            <text:p>0.9664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381237" calcext:value-type="float">
            <text:p>30.3812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21489005297,41.2176381808802]}</text:p>
          </table:table-cell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999996" calcext:value-type="float">
            <text:p>39.99999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2567812" calcext:value-type="float">
            <text:p>0.256781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4.209855" calcext:value-type="float">
            <text:p>14.2098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4547413" calcext:value-type="float">
            <text:p>0.24547413</text:p>
          </table:table-cell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6940315" calcext:value-type="float">
            <text:p>0.969403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04372" calcext:value-type="float">
            <text:p>35.04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85700277918,41.21763904806949]}</text:p>
          </table:table-cell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999996" calcext:value-type="float">
            <text:p>39.99999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278481" calcext:value-type="float">
            <text:p>0.27848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56.28958" calcext:value-type="float">
            <text:p>356.2895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06471358" calcext:value-type="float">
            <text:p>-0.06471358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979039" calcext:value-type="float">
            <text:p>0.99790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62759" calcext:value-type="float">
            <text:p>33.627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49911548975,41.21763991414657]}</text:p>
          </table:table-cell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2875226" calcext:value-type="float">
            <text:p>0.287522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31.30344" calcext:value-type="float">
            <text:p>331.303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480171" calcext:value-type="float">
            <text:p>-0.480171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8771749" calcext:value-type="float">
            <text:p>0.87717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106255" calcext:value-type="float">
            <text:p>32.1062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4122818471,41.217640779111406]}</text:p>
          </table:table-cell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28933093" calcext:value-type="float">
            <text:p>0.2893309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16.3031" calcext:value-type="float">
            <text:p>316.30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908432" calcext:value-type="float">
            <text:p>-0.6908432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230046" calcext:value-type="float">
            <text:p>0.72300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620335" calcext:value-type="float">
            <text:p>35.620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78334086409,41.217641642964054]}</text:p>
          </table:table-cell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2965642" calcext:value-type="float">
            <text:p>0.296564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14.1749" calcext:value-type="float">
            <text:p>314.17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172161" calcext:value-type="float">
            <text:p>-0.7172161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9685084" calcext:value-type="float">
            <text:p>0.696850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758667" calcext:value-type="float">
            <text:p>35.758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2545352793,41.21764250570446]}</text:p>
          </table:table-cell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30198914" calcext:value-type="float">
            <text:p>0.3019891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05.8339" calcext:value-type="float">
            <text:p>305.83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1071776" calcext:value-type="float">
            <text:p>-0.81071776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854372" calcext:value-type="float">
            <text:p>0.58543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56896" calcext:value-type="float">
            <text:p>33.568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6756617619,41.21764336733265]}</text:p>
          </table:table-cell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2169982" calcext:value-type="float">
            <text:p>0.02169982</text:p>
          </table:table-cell>
          <table:table-cell table:style-name="ce1" office:value-type="float" office:value="0.31103075" calcext:value-type="float">
            <text:p>0.3110307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04.36542" calcext:value-type="float">
            <text:p>304.365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254545" calcext:value-type="float">
            <text:p>-0.8254545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644687" calcext:value-type="float">
            <text:p>0.56446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836763" calcext:value-type="float">
            <text:p>29.8367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0967880893,41.21764422784862]}</text:p>
          </table:table-cell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27124774" calcext:value-type="float">
            <text:p>0.027124774</text:p>
          </table:table-cell>
          <table:table-cell table:style-name="ce1" office:value-type="float" office:value="0.3074141" calcext:value-type="float">
            <text:p>0.307414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13.23654" calcext:value-type="float">
            <text:p>313.236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28532" calcext:value-type="float">
            <text:p>-0.728532</text:p>
          </table:table-cell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68501174" calcext:value-type="float">
            <text:p>0.685011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.296707" calcext:value-type="float">
            <text:p>25.2967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5179142617,41.21764508725238]}</text:p>
          </table:table-cell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999999" calcext:value-type="float">
            <text:p>6.99999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32549728" calcext:value-type="float">
            <text:p>0.032549728</text:p>
          </table:table-cell>
          <table:table-cell table:style-name="ce1" office:value-type="float" office:value="0.3074141" calcext:value-type="float">
            <text:p>0.307414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18.45016" calcext:value-type="float">
            <text:p>318.450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6327107" calcext:value-type="float">
            <text:p>-0.66327107</text:p>
          </table:table-cell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74837923" calcext:value-type="float">
            <text:p>0.748379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42941" calcext:value-type="float">
            <text:p>24.429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99390402791,41.2176459455439]}</text:p>
          </table:table-cell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44665465" calcext:value-type="float">
            <text:p>0.0144665465</text:p>
          </table:table-cell>
          <table:table-cell table:style-name="ce1" office:value-type="float" office:value="0.15370706" calcext:value-type="float">
            <text:p>0.1537070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30.7619" calcext:value-type="float">
            <text:p>330.76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48843977" calcext:value-type="float">
            <text:p>-0.48843977</text:p>
          </table:table-cell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7259763" calcext:value-type="float">
            <text:p>0.872597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181816" calcext:value-type="float">
            <text:p>35.1818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64759410024,41.217904934677634]}</text:p>
          </table:table-cell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1681736" calcext:value-type="float">
            <text:p>0.168173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37.75293" calcext:value-type="float">
            <text:p>337.752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37860104" calcext:value-type="float">
            <text:p>-0.37860104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2555994" calcext:value-type="float">
            <text:p>0.925559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29784" calcext:value-type="float">
            <text:p>34.297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28970541618,41.217905806324055]}</text:p>
          </table:table-cell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18264015" calcext:value-type="float">
            <text:p>0.1826401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45.71765" calcext:value-type="float">
            <text:p>345.7176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24670057" calcext:value-type="float">
            <text:p>-0.24670057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690918" calcext:value-type="float">
            <text:p>0.96909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.13514" calcext:value-type="float">
            <text:p>38.135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93181671641,41.21790667685824]}</text:p>
          </table:table-cell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20072332" calcext:value-type="float">
            <text:p>0.2007233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56.54193" calcext:value-type="float">
            <text:p>356.541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060317934" calcext:value-type="float">
            <text:p>-0.060317934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981792" calcext:value-type="float">
            <text:p>0.99817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510178" calcext:value-type="float">
            <text:p>35.510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57392800096,41.21790754628019]}</text:p>
          </table:table-cell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2188065" calcext:value-type="float">
            <text:p>0.218806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.993252" calcext:value-type="float">
            <text:p>8.9932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5631813" calcext:value-type="float">
            <text:p>0.15631813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877068" calcext:value-type="float">
            <text:p>0.98770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54152" calcext:value-type="float">
            <text:p>34.541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21603926985,41.21790841458992]}</text:p>
          </table:table-cell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23688969" calcext:value-type="float">
            <text:p>0.23688969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4.209855" calcext:value-type="float">
            <text:p>14.2098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4547413" calcext:value-type="float">
            <text:p>0.24547413</text:p>
          </table:table-cell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6940315" calcext:value-type="float">
            <text:p>0.969403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04372" calcext:value-type="float">
            <text:p>35.04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85815052306,41.217909281787406]}</text:p>
          </table:table-cell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25497288" calcext:value-type="float">
            <text:p>0.2549728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56.28958" calcext:value-type="float">
            <text:p>356.2895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06471358" calcext:value-type="float">
            <text:p>-0.06471358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9979039" calcext:value-type="float">
            <text:p>0.99790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62759" calcext:value-type="float">
            <text:p>33.627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50026176066,41.21791014787267]}</text:p>
          </table:table-cell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26401445" calcext:value-type="float">
            <text:p>0.2640144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31.30344" calcext:value-type="float">
            <text:p>331.303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480171" calcext:value-type="float">
            <text:p>-0.480171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8771749" calcext:value-type="float">
            <text:p>0.87717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106255" calcext:value-type="float">
            <text:p>32.1062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4237298264,41.21791101284569]}</text:p>
          </table:table-cell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27305606" calcext:value-type="float">
            <text:p>0.2730560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16.3031" calcext:value-type="float">
            <text:p>316.30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908432" calcext:value-type="float">
            <text:p>-0.6908432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230046" calcext:value-type="float">
            <text:p>0.72300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620335" calcext:value-type="float">
            <text:p>35.620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78448418904,41.21791187670649]}</text:p>
          </table:table-cell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278481" calcext:value-type="float">
            <text:p>0.27848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14.1749" calcext:value-type="float">
            <text:p>314.17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172161" calcext:value-type="float">
            <text:p>-0.7172161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9685084" calcext:value-type="float">
            <text:p>0.696850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758667" calcext:value-type="float">
            <text:p>35.758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2659537991,41.217912739455045]}</text:p>
          </table:table-cell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2169982" calcext:value-type="float">
            <text:p>0.02169982</text:p>
          </table:table-cell>
          <table:table-cell table:style-name="ce1" office:value-type="float" office:value="0.29113925" calcext:value-type="float">
            <text:p>0.2911392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05.8339" calcext:value-type="float">
            <text:p>305.83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1071776" calcext:value-type="float">
            <text:p>-0.81071776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854372" calcext:value-type="float">
            <text:p>0.58543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56896" calcext:value-type="float">
            <text:p>33.568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6870655518,41.21791360109138]}</text:p>
          </table:table-cell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27124774" calcext:value-type="float">
            <text:p>0.027124774</text:p>
          </table:table-cell>
          <table:table-cell table:style-name="ce1" office:value-type="float" office:value="0.2965642" calcext:value-type="float">
            <text:p>0.296564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04.36542" calcext:value-type="float">
            <text:p>304.365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254545" calcext:value-type="float">
            <text:p>-0.8254545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644687" calcext:value-type="float">
            <text:p>0.56446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836763" calcext:value-type="float">
            <text:p>29.8367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1081771497,41.21791446161549]}</text:p>
          </table:table-cell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32549728" calcext:value-type="float">
            <text:p>0.032549728</text:p>
          </table:table-cell>
          <table:table-cell table:style-name="ce1" office:value-type="float" office:value="0.29294756" calcext:value-type="float">
            <text:p>0.2929475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13.23654" calcext:value-type="float">
            <text:p>313.236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28532" calcext:value-type="float">
            <text:p>-0.728532</text:p>
          </table:table-cell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8501174" calcext:value-type="float">
            <text:p>0.685011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.296707" calcext:value-type="float">
            <text:p>25.2967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5292885918,41.21791532102736]}</text:p>
          </table:table-cell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2.78" calcext:value-type="float">
            <text:p>602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3797468" calcext:value-type="float">
            <text:p>0.03797468</text:p>
          </table:table-cell>
          <table:table-cell table:style-name="ce1" office:value-type="float" office:value="0.30198914" calcext:value-type="float">
            <text:p>0.3019891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18.45016" calcext:value-type="float">
            <text:p>318.450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6327107" calcext:value-type="float">
            <text:p>-0.66327107</text:p>
          </table:table-cell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4837923" calcext:value-type="float">
            <text:p>0.748379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42941" calcext:value-type="float">
            <text:p>24.429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99503998798,41.217916179327]}</text:p>
          </table:table-cell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9.2933" calcext:value-type="float">
            <text:p>609.29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45207955" calcext:value-type="float">
            <text:p>0.045207955</text:p>
          </table:table-cell>
          <table:table-cell table:style-name="ce1" office:value-type="float" office:value="0.31283906" calcext:value-type="float">
            <text:p>0.3128390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317.71024" calcext:value-type="float">
            <text:p>317.710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728805" calcext:value-type="float">
            <text:p>-0.6728805</text:p>
          </table:table-cell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397512" calcext:value-type="float">
            <text:p>0.7397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.576159" calcext:value-type="float">
            <text:p>22.5761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3715110126,41.217917036514415]}</text:p>
          </table:table-cell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13200723" calcext:value-type="float">
            <text:p>0.1320072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37.32394" calcext:value-type="float">
            <text:p>337.323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38552034" calcext:value-type="float">
            <text:p>-0.38552034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92269933" calcext:value-type="float">
            <text:p>0.9226993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.551485" calcext:value-type="float">
            <text:p>31.5514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64874922475,41.21817516834171]}</text:p>
          </table:table-cell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1482821" calcext:value-type="float">
            <text:p>0.148282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44.74625" calcext:value-type="float">
            <text:p>344.746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26309443" calcext:value-type="float">
            <text:p>-0.26309443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647701" calcext:value-type="float">
            <text:p>0.96477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199802" calcext:value-type="float">
            <text:p>33.1998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29085906766,41.218176039996365]}</text:p>
          </table:table-cell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16274865" calcext:value-type="float">
            <text:p>0.1627486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52.0338" calcext:value-type="float">
            <text:p>352.03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13858862" calcext:value-type="float">
            <text:p>-0.13858862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9035" calcext:value-type="float">
            <text:p>0.990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845621" calcext:value-type="float">
            <text:p>31.8456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93296889491,41.21817691053877]}</text:p>
          </table:table-cell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17540687" calcext:value-type="float">
            <text:p>0.1754068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58.26938" calcext:value-type="float">
            <text:p>358.269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030200327" calcext:value-type="float">
            <text:p>-0.030200327</text:p>
          </table:table-cell>
          <table:table-cell table:style-name="ce1" office:value-type="float" office:value="817" calcext:value-type="float">
            <text:p>81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9954385" calcext:value-type="float">
            <text:p>0.999543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473175" calcext:value-type="float">
            <text:p>35.4731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57507870647,41.218177779968954]}</text:p>
          </table:table-cell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19529837" calcext:value-type="float">
            <text:p>0.1952983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8.049826" calcext:value-type="float">
            <text:p>8.0498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400342" calcext:value-type="float">
            <text:p>0.1400342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9014664" calcext:value-type="float">
            <text:p>0.990146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538548" calcext:value-type="float">
            <text:p>37.5385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21718850233,41.218178648286866]}</text:p>
          </table:table-cell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999996" calcext:value-type="float">
            <text:p>39.99999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21157324" calcext:value-type="float">
            <text:p>0.2115732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.7306144" calcext:value-type="float">
            <text:p>1.73061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30200327" calcext:value-type="float">
            <text:p>0.030200327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9954385" calcext:value-type="float">
            <text:p>0.999543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473175" calcext:value-type="float">
            <text:p>35.4731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85929828258,41.21817951549257]}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999996" calcext:value-type="float">
            <text:p>39.99999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2278481" calcext:value-type="float">
            <text:p>0.227848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348.44092" calcext:value-type="float">
            <text:p>348.440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2003782" calcext:value-type="float">
            <text:p>-0.2003782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9797186" calcext:value-type="float">
            <text:p>0.97971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797417" calcext:value-type="float">
            <text:p>32.7974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50140804719,41.218180381586]}</text:p>
          </table:table-cell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24593128" calcext:value-type="float">
            <text:p>0.2459312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26.3876" calcext:value-type="float">
            <text:p>326.387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5357176" calcext:value-type="float">
            <text:p>-0.55357176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3280146" calcext:value-type="float">
            <text:p>0.832801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247826" calcext:value-type="float">
            <text:p>30.2478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4351779617,41.218181246567205]}</text:p>
          </table:table-cell>
          <table:table-cell table:number-columns-repeated="999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25497288" calcext:value-type="float">
            <text:p>0.2549728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17.99457" calcext:value-type="float">
            <text:p>317.9945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692009" calcext:value-type="float">
            <text:p>-0.6692009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430815" calcext:value-type="float">
            <text:p>0.74308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03211" calcext:value-type="float">
            <text:p>34.03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78562752958,41.21818211043618]}</text:p>
          </table:table-cell>
          <table:table-cell table:number-columns-repeated="999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2169982" calcext:value-type="float">
            <text:p>0.02169982</text:p>
          </table:table-cell>
          <table:table-cell table:style-name="ce1" office:value-type="float" office:value="0.2658228" calcext:value-type="float">
            <text:p>0.265822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07.92114" calcext:value-type="float">
            <text:p>307.921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888572" calcext:value-type="float">
            <text:p>-0.7888572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61457646" calcext:value-type="float">
            <text:p>0.614576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374466" calcext:value-type="float">
            <text:p>37.374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2773724742,41.218182973192896]}</text:p>
          </table:table-cell>
          <table:table-cell table:number-columns-repeated="999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27124774" calcext:value-type="float">
            <text:p>0.027124774</text:p>
          </table:table-cell>
          <table:table-cell table:style-name="ce1" office:value-type="float" office:value="0.2766727" calcext:value-type="float">
            <text:p>0.276672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05.9176" calcext:value-type="float">
            <text:p>305.917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0986136" calcext:value-type="float">
            <text:p>-0.80986136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5866213" calcext:value-type="float">
            <text:p>0.58662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65823" calcext:value-type="float">
            <text:p>35.658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698469497,41.21818383483738]}</text:p>
          </table:table-cell>
          <table:table-cell table:number-columns-repeated="999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32549728" calcext:value-type="float">
            <text:p>0.032549728</text:p>
          </table:table-cell>
          <table:table-cell table:style-name="ce1" office:value-type="float" office:value="0.278481" calcext:value-type="float">
            <text:p>0.27848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13.7519" calcext:value-type="float">
            <text:p>313.75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2234124" calcext:value-type="float">
            <text:p>-0.72234124</text:p>
          </table:table-cell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915368" calcext:value-type="float">
            <text:p>0.69153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242245" calcext:value-type="float">
            <text:p>33.2422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1195663649,41.218184695369615]}</text:p>
          </table:table-cell>
          <table:table-cell table:number-columns-repeated="999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3797468" calcext:value-type="float">
            <text:p>0.03797468</text:p>
          </table:table-cell>
          <table:table-cell table:style-name="ce1" office:value-type="float" office:value="0.2875226" calcext:value-type="float">
            <text:p>0.287522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20.06924" calcext:value-type="float">
            <text:p>320.069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4186156" calcext:value-type="float">
            <text:p>-0.64186156</text:p>
          </table:table-cell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6682055" calcext:value-type="float">
            <text:p>0.766820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68213" calcext:value-type="float">
            <text:p>29.682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5406630772,41.21818555478961]}</text:p>
          </table:table-cell>
          <table:table-cell table:number-columns-repeated="999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47016274" calcext:value-type="float">
            <text:p>0.047016274</text:p>
          </table:table-cell>
          <table:table-cell table:style-name="ce1" office:value-type="float" office:value="0.2983725" calcext:value-type="float">
            <text:p>0.298372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20.06924" calcext:value-type="float">
            <text:p>320.069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4186156" calcext:value-type="float">
            <text:p>-0.64186156</text:p>
          </table:table-cell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6682055" calcext:value-type="float">
            <text:p>0.766820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68213" calcext:value-type="float">
            <text:p>29.682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99617596351,41.218186413097364]}</text:p>
          </table:table-cell>
          <table:table-cell table:number-columns-repeated="999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56057867" calcext:value-type="float">
            <text:p>0.056057867</text:p>
          </table:table-cell>
          <table:table-cell table:style-name="ce1" office:value-type="float" office:value="0.30922243" calcext:value-type="float">
            <text:p>0.3092224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17.71024" calcext:value-type="float">
            <text:p>317.710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728805" calcext:value-type="float">
            <text:p>-0.6728805</text:p>
          </table:table-cell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397512" calcext:value-type="float">
            <text:p>0.7397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.576159" calcext:value-type="float">
            <text:p>22.5761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382856038,41.21818727029287]}</text:p>
          </table:table-cell>
          <table:table-cell table:number-columns-repeated="999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65099455" calcext:value-type="float">
            <text:p>0.065099455</text:p>
          </table:table-cell>
          <table:table-cell table:style-name="ce1" office:value-type="float" office:value="0.318264" calcext:value-type="float">
            <text:p>0.31826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17.57343" calcext:value-type="float">
            <text:p>317.573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74645" calcext:value-type="float">
            <text:p>-0.674645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381424" calcext:value-type="float">
            <text:p>0.73814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.335293" calcext:value-type="float">
            <text:p>19.3352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28039522863,41.218188126376134]}</text:p>
          </table:table-cell>
          <table:table-cell table:number-columns-repeated="999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7414105" calcext:value-type="float">
            <text:p>0.07414105</text:p>
          </table:table-cell>
          <table:table-cell table:style-name="ce1" office:value-type="float" office:value="0.32368898" calcext:value-type="float">
            <text:p>0.3236889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328.4676" calcext:value-type="float">
            <text:p>328.467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229806" calcext:value-type="float">
            <text:p>-0.5229806</text:p>
          </table:table-cell>
          <table:table-cell table:style-name="ce1" office:value-type="float" office:value="932" calcext:value-type="float">
            <text:p>93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523446" calcext:value-type="float">
            <text:p>0.85234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.868772" calcext:value-type="float">
            <text:p>13.8687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92250483807,41.21818898134717]}</text:p>
          </table:table-cell>
          <table:table-cell table:number-columns-repeated="999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121157326" calcext:value-type="float">
            <text:p>0.12115732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42.08014" calcext:value-type="float">
            <text:p>342.080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30768642" calcext:value-type="float">
            <text:p>-0.30768642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95148784" calcext:value-type="float">
            <text:p>0.951487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189808" calcext:value-type="float">
            <text:p>32.1898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29201273489,41.21844627365594]}</text:p>
          </table:table-cell>
          <table:table-cell table:number-columns-repeated="999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.000004" calcext:value-type="float">
            <text:p>41.0000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13743219" calcext:value-type="float">
            <text:p>0.13743219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46.41144" calcext:value-type="float">
            <text:p>346.411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23494783" calcext:value-type="float">
            <text:p>-0.23494783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972008" calcext:value-type="float">
            <text:p>0.9720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.792328" calcext:value-type="float">
            <text:p>28.7923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93412108911,41.21844714420657]}</text:p>
          </table:table-cell>
          <table:table-cell table:number-columns-repeated="999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.000004" calcext:value-type="float">
            <text:p>41.0000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15189873" calcext:value-type="float">
            <text:p>0.1518987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.152234" calcext:value-type="float">
            <text:p>6.1522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0717052" calcext:value-type="float">
            <text:p>0.10717052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9424064" calcext:value-type="float">
            <text:p>0.994240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065475" calcext:value-type="float">
            <text:p>31.0654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57622942765,41.218448013644974]}</text:p>
          </table:table-cell>
          <table:table-cell table:number-columns-repeated="999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1681736" calcext:value-type="float">
            <text:p>0.168173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9.672505" calcext:value-type="float">
            <text:p>9.6725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6801636" calcext:value-type="float">
            <text:p>0.16801636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8578423" calcext:value-type="float">
            <text:p>0.985784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636604" calcext:value-type="float">
            <text:p>32.6366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2183377505,41.218448881971106]}</text:p>
          </table:table-cell>
          <table:table-cell table:number-columns-repeated="999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18625678" calcext:value-type="float">
            <text:p>0.1862567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534676" calcext:value-type="float">
            <text:p>29.5346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8604460577,41.21844974918499]}</text:p>
          </table:table-cell>
          <table:table-cell table:number-columns-repeated="999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20614828" calcext:value-type="float">
            <text:p>0.2061482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337.32385" calcext:value-type="float">
            <text:p>337.3238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38552174" calcext:value-type="float">
            <text:p>-0.38552174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2269874" calcext:value-type="float">
            <text:p>0.922698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5515" calcext:value-type="float">
            <text:p>31.55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5025543493,41.21845061528662]}</text:p>
          </table:table-cell>
          <table:table-cell table:number-columns-repeated="999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2278481" calcext:value-type="float">
            <text:p>0.227848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16.25314" calcext:value-type="float">
            <text:p>316.253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914736" calcext:value-type="float">
            <text:p>-0.6914736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2240174" calcext:value-type="float">
            <text:p>0.722401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25784" calcext:value-type="float">
            <text:p>29.257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446626253,41.218451480276]}</text:p>
          </table:table-cell>
          <table:table-cell table:number-columns-repeated="999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98915" calcext:value-type="float">
            <text:p>0.0198915</text:p>
          </table:table-cell>
          <table:table-cell table:style-name="ce1" office:value-type="float" office:value="0.24231465" calcext:value-type="float">
            <text:p>0.2423146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02.081" calcext:value-type="float">
            <text:p>302.08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472981" calcext:value-type="float">
            <text:p>-0.8472981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311176" calcext:value-type="float">
            <text:p>0.53111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365395" calcext:value-type="float">
            <text:p>31.3653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78677088568,41.21845234415313]}</text:p>
          </table:table-cell>
          <table:table-cell table:number-columns-repeated="999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25316456" calcext:value-type="float">
            <text:p>0.025316456</text:p>
          </table:table-cell>
          <table:table-cell table:style-name="ce1" office:value-type="float" office:value="0.25497288" calcext:value-type="float">
            <text:p>0.2549728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297.04086" calcext:value-type="float">
            <text:p>297.040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9068246" calcext:value-type="float">
            <text:p>-0.89068246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4546259" calcext:value-type="float">
            <text:p>0.4546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079494" calcext:value-type="float">
            <text:p>34.0794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2887913048,41.218453206918014]}</text:p>
          </table:table-cell>
          <table:table-cell table:number-columns-repeated="999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3074141" calcext:value-type="float">
            <text:p>0.03074141</text:p>
          </table:table-cell>
          <table:table-cell table:style-name="ce1" office:value-type="float" office:value="0.26039782" calcext:value-type="float">
            <text:p>0.2603978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09.17618" calcext:value-type="float">
            <text:p>309.176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752073" calcext:value-type="float">
            <text:p>-0.7752073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3170695" calcext:value-type="float">
            <text:p>0.631706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673996" calcext:value-type="float">
            <text:p>33.6739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7098735978,41.21845406857064]}</text:p>
          </table:table-cell>
          <table:table-cell table:number-columns-repeated="999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39783" calcext:value-type="float">
            <text:p>0.039783</text:p>
          </table:table-cell>
          <table:table-cell table:style-name="ce1" office:value-type="float" office:value="0.2676311" calcext:value-type="float">
            <text:p>0.267631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17.0588" calcext:value-type="float">
            <text:p>317.05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8124753" calcext:value-type="float">
            <text:p>-0.68124753</text:p>
          </table:table-cell>
          <table:table-cell table:style-name="ce1" office:value-type="float" office:value="872" calcext:value-type="float">
            <text:p>872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3205316" calcext:value-type="float">
            <text:p>0.732053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5597" calcext:value-type="float">
            <text:p>33.55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130955735,41.218454929111005]}</text:p>
          </table:table-cell>
          <table:table-cell table:number-columns-repeated="999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47016274" calcext:value-type="float">
            <text:p>0.047016274</text:p>
          </table:table-cell>
          <table:table-cell table:style-name="ce1" office:value-type="float" office:value="0.28209764" calcext:value-type="float">
            <text:p>0.2820976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21.09122" calcext:value-type="float">
            <text:p>321.091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280825" calcext:value-type="float">
            <text:p>-0.6280825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7814674" calcext:value-type="float">
            <text:p>0.778146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22009" calcext:value-type="float">
            <text:p>30.220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5520377176,41.218455788539124]}</text:p>
          </table:table-cell>
          <table:table-cell table:number-columns-repeated="999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57866186" calcext:value-type="float">
            <text:p>0.057866186</text:p>
          </table:table-cell>
          <table:table-cell table:style-name="ce1" office:value-type="float" office:value="0.2983725" calcext:value-type="float">
            <text:p>0.298372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20.47186" calcext:value-type="float">
            <text:p>320.471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3645697" calcext:value-type="float">
            <text:p>-0.63645697</text:p>
          </table:table-cell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7131224" calcext:value-type="float">
            <text:p>0.771312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326035" calcext:value-type="float">
            <text:p>31.3260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99731195448,41.218456646854996]}</text:p>
          </table:table-cell>
          <table:table-cell table:number-columns-repeated="999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68716094" calcext:value-type="float">
            <text:p>0.068716094</text:p>
          </table:table-cell>
          <table:table-cell table:style-name="ce1" office:value-type="float" office:value="0.3074141" calcext:value-type="float">
            <text:p>0.307414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19.48175" calcext:value-type="float">
            <text:p>319.481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4969003" calcext:value-type="float">
            <text:p>-0.64969003</text:p>
          </table:table-cell>
          <table:table-cell table:style-name="ce1" office:value-type="float" office:value="911" calcext:value-type="float">
            <text:p>911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6019925" calcext:value-type="float">
            <text:p>0.760199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804888" calcext:value-type="float">
            <text:p>30.8048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394201218,41.21845750405861]}</text:p>
          </table:table-cell>
          <table:table-cell table:number-columns-repeated="999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79566" calcext:value-type="float">
            <text:p>0.079566</text:p>
          </table:table-cell>
          <table:table-cell table:style-name="ce1" office:value-type="float" office:value="0.32368898" calcext:value-type="float">
            <text:p>0.3236889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23.3331" calcext:value-type="float">
            <text:p>323.33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971619" calcext:value-type="float">
            <text:p>-0.5971619</text:p>
          </table:table-cell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0212075" calcext:value-type="float">
            <text:p>0.802120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772331" calcext:value-type="float">
            <text:p>26.7723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28152827362,41.21845836014997]}</text:p>
          </table:table-cell>
          <table:table-cell table:number-columns-repeated="999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88607594" calcext:value-type="float">
            <text:p>0.088607594</text:p>
          </table:table-cell>
          <table:table-cell table:style-name="ce1" office:value-type="float" office:value="0.33092225" calcext:value-type="float">
            <text:p>0.3309222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331.01672" calcext:value-type="float">
            <text:p>331.0167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4845544" calcext:value-type="float">
            <text:p>-0.484554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747611" calcext:value-type="float">
            <text:p>0.87476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.947378" calcext:value-type="float">
            <text:p>23.9473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92363641001,41.21845921512908]}</text:p>
          </table:table-cell>
          <table:table-cell table:number-columns-repeated="999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0994575" calcext:value-type="float">
            <text:p>0.099457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42.13657" calcext:value-type="float">
            <text:p>342.1365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30674925" calcext:value-type="float">
            <text:p>-0.30674925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9517904" calcext:value-type="float">
            <text:p>0.95179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.303507" calcext:value-type="float">
            <text:p>29.3035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29316641785,41.218716507302744]}</text:p>
          </table:table-cell>
          <table:table-cell table:number-columns-repeated="99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11211573" calcext:value-type="float">
            <text:p>0.1121157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47.83417" calcext:value-type="float">
            <text:p>347.834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21074194" calcext:value-type="float">
            <text:p>-0.21074194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7754174" calcext:value-type="float">
            <text:p>0.977541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49613" calcext:value-type="float">
            <text:p>31.496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93527329897,41.218717377861616]}</text:p>
          </table:table-cell>
          <table:table-cell table:number-columns-repeated="999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12658228" calcext:value-type="float">
            <text:p>0.1265822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.500889" calcext:value-type="float">
            <text:p>6.5008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1321862" calcext:value-type="float">
            <text:p>0.11321862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935701" calcext:value-type="float">
            <text:p>0.99357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693455" calcext:value-type="float">
            <text:p>29.6934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5773801645,41.21871824730822]}</text:p>
          </table:table-cell>
          <table:table-cell table:number-columns-repeated="999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999996" calcext:value-type="float">
            <text:p>33.99999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14285715" calcext:value-type="float">
            <text:p>0.1428571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7.104382" calcext:value-type="float">
            <text:p>7.1043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2367737" calcext:value-type="float">
            <text:p>0.12367737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9923225" calcext:value-type="float">
            <text:p>0.99232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5653" calcext:value-type="float">
            <text:p>27.56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21948701433,41.21871911564256]}</text:p>
          </table:table-cell>
          <table:table-cell table:number-columns-repeated="999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16094032" calcext:value-type="float">
            <text:p>0.1609403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351.59732" calcext:value-type="float">
            <text:p>351.597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14612904" calcext:value-type="float">
            <text:p>-0.14612904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8926556" calcext:value-type="float">
            <text:p>0.989265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.836437" calcext:value-type="float">
            <text:p>23.8364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86159384852,41.21871998286465]}</text:p>
          </table:table-cell>
          <table:table-cell table:number-columns-repeated="999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18444847" calcext:value-type="float">
            <text:p>0.1844484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329.6745" calcext:value-type="float">
            <text:p>329.67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049119" calcext:value-type="float">
            <text:p>-0.5049119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6317086" calcext:value-type="float">
            <text:p>0.863170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.119347" calcext:value-type="float">
            <text:p>25.1193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50370066702,41.21872084897446]}</text:p>
          </table:table-cell>
          <table:table-cell table:number-columns-repeated="999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.000004" calcext:value-type="float">
            <text:p>41.0000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21157324" calcext:value-type="float">
            <text:p>0.2115732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01.03787" calcext:value-type="float">
            <text:p>301.037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568266" calcext:value-type="float">
            <text:p>-0.8568266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156046" calcext:value-type="float">
            <text:p>0.51560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12529" calcext:value-type="float">
            <text:p>32.125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4580746998,41.21872171397202]}</text:p>
          </table:table-cell>
          <table:table-cell table:number-columns-repeated="999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25316456" calcext:value-type="float">
            <text:p>0.025316456</text:p>
          </table:table-cell>
          <table:table-cell table:style-name="ce1" office:value-type="float" office:value="0.22603978" calcext:value-type="float">
            <text:p>0.2260397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95.34262" calcext:value-type="float">
            <text:p>295.3426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037645" calcext:value-type="float">
            <text:p>-0.9037645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42803007" calcext:value-type="float">
            <text:p>0.428030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73806" calcext:value-type="float">
            <text:p>32.738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78791425735,41.21872257785732]}</text:p>
          </table:table-cell>
          <table:table-cell table:number-columns-repeated="99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3074141" calcext:value-type="float">
            <text:p>0.03074141</text:p>
          </table:table-cell>
          <table:table-cell table:style-name="ce1" office:value-type="float" office:value="0.24050634" calcext:value-type="float">
            <text:p>0.2405063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02.28668" calcext:value-type="float">
            <text:p>302.2866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453859" calcext:value-type="float">
            <text:p>-0.8453859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34156" calcext:value-type="float">
            <text:p>0.5341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473156" calcext:value-type="float">
            <text:p>32.4731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3002102912,41.218723440630356]}</text:p>
          </table:table-cell>
          <table:table-cell table:number-columns-repeated="999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3797468" calcext:value-type="float">
            <text:p>0.03797468</text:p>
          </table:table-cell>
          <table:table-cell table:style-name="ce1" office:value-type="float" office:value="0.25497288" calcext:value-type="float">
            <text:p>0.2549728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17.48386" calcext:value-type="float">
            <text:p>317.483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7579794" calcext:value-type="float">
            <text:p>-0.67579794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3708695" calcext:value-type="float">
            <text:p>0.737086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492767" calcext:value-type="float">
            <text:p>32.4927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7212778535,41.218724302291136]}</text:p>
          </table:table-cell>
          <table:table-cell table:number-columns-repeated="999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47016274" calcext:value-type="float">
            <text:p>0.047016274</text:p>
          </table:table-cell>
          <table:table-cell table:style-name="ce1" office:value-type="float" office:value="0.2676311" calcext:value-type="float">
            <text:p>0.267631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16.48102" calcext:value-type="float">
            <text:p>316.481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885948" calcext:value-type="float">
            <text:p>-0.6885948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251463" calcext:value-type="float">
            <text:p>0.72514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00772" calcext:value-type="float">
            <text:p>32.007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1423452607,41.21872516283963]}</text:p>
          </table:table-cell>
          <table:table-cell table:number-columns-repeated="999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596745" calcext:value-type="float">
            <text:p>0.0596745</text:p>
          </table:table-cell>
          <table:table-cell table:style-name="ce1" office:value-type="float" office:value="0.2875226" calcext:value-type="float">
            <text:p>0.287522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21.42206" calcext:value-type="float">
            <text:p>321.422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235786" calcext:value-type="float">
            <text:p>-0.6235786</text:p>
          </table:table-cell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8176063" calcext:value-type="float">
            <text:p>0.781760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84873" calcext:value-type="float">
            <text:p>31.848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5634125126,41.218726022275874]}</text:p>
          </table:table-cell>
          <table:table-cell table:number-columns-repeated="999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7594936" calcext:value-type="float">
            <text:p>0.07594936</text:p>
          </table:table-cell>
          <table:table-cell table:style-name="ce1" office:value-type="float" office:value="0.3074141" calcext:value-type="float">
            <text:p>0.307414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37.57983" calcext:value-type="float">
            <text:p>337.579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381396" calcext:value-type="float">
            <text:p>-0.381396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244118" calcext:value-type="float">
            <text:p>0.92441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922892" calcext:value-type="float">
            <text:p>26.9228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99844796094,41.21872688059987]}</text:p>
          </table:table-cell>
          <table:table-cell table:number-columns-repeated="999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9222423" calcext:value-type="float">
            <text:p>0.09222423</text:p>
          </table:table-cell>
          <table:table-cell table:style-name="ce1" office:value-type="float" office:value="0.32188064" calcext:value-type="float">
            <text:p>0.3218806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17.64737" calcext:value-type="float">
            <text:p>317.647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7369163" calcext:value-type="float">
            <text:p>-0.67369163</text:p>
          </table:table-cell>
          <table:table-cell table:style-name="ce1" office:value-type="float" office:value="893" calcext:value-type="float">
            <text:p>893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3901254" calcext:value-type="float">
            <text:p>0.739012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475967" calcext:value-type="float">
            <text:p>37.4759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4055465521,41.218727737811584]}</text:p>
          </table:table-cell>
          <table:table-cell table:number-columns-repeated="999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0488246" calcext:value-type="float">
            <text:p>0.10488246</text:p>
          </table:table-cell>
          <table:table-cell table:style-name="ce1" office:value-type="float" office:value="0.33273056" calcext:value-type="float">
            <text:p>0.3327305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26.3874" calcext:value-type="float">
            <text:p>326.387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5357504" calcext:value-type="float">
            <text:p>-0.55357504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327993" calcext:value-type="float">
            <text:p>0.83279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24789" calcext:value-type="float">
            <text:p>30.247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28266133399,41.21872859391104]}</text:p>
          </table:table-cell>
          <table:table-cell table:number-columns-repeated="999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1211573" calcext:value-type="float">
            <text:p>0.11211573</text:p>
          </table:table-cell>
          <table:table-cell table:style-name="ce1" office:value-type="float" office:value="0.34358048" calcext:value-type="float">
            <text:p>0.3435804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334.1995" calcext:value-type="float">
            <text:p>334.19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43523908" calcext:value-type="float">
            <text:p>-0.43523908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003149" calcext:value-type="float">
            <text:p>0.90031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68252" calcext:value-type="float">
            <text:p>30.682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92476799736,41.218729448898216]}</text:p>
          </table:table-cell>
          <table:table-cell table:number-columns-repeated="999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1754069" calcext:value-type="float">
            <text:p>0.11754069</text:p>
          </table:table-cell>
          <table:table-cell table:style-name="ce1" office:value-type="float" office:value="0.35443038" calcext:value-type="float">
            <text:p>0.3544303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317.80988" calcext:value-type="float">
            <text:p>317.809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71593" calcext:value-type="float">
            <text:p>-0.671593</text:p>
          </table:table-cell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4092025" calcext:value-type="float">
            <text:p>0.740920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.671747" calcext:value-type="float">
            <text:p>25.6717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56687464532,41.21873030277315]}</text:p>
          </table:table-cell>
          <table:table-cell table:number-columns-repeated="999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2296564" calcext:value-type="float">
            <text:p>0.12296564</text:p>
          </table:table-cell>
          <table:table-cell table:style-name="ce1" office:value-type="float" office:value="0.358047" calcext:value-type="float">
            <text:p>0.35804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322.77695" calcext:value-type="float">
            <text:p>322.776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0491943" calcext:value-type="float">
            <text:p>-0.60491943</text:p>
          </table:table-cell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962867" calcext:value-type="float">
            <text:p>0.79628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.886726" calcext:value-type="float">
            <text:p>15.8867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2089812779,41.21873115553581]}</text:p>
          </table:table-cell>
          <table:table-cell table:number-columns-repeated="999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08679928" calcext:value-type="float">
            <text:p>0.0867992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55.6557" calcext:value-type="float">
            <text:p>355.65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075749606" calcext:value-type="float">
            <text:p>-0.075749606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9971269" calcext:value-type="float">
            <text:p>0.99712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605433" calcext:value-type="float">
            <text:p>29.6054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93642552457,41.2189876115039]}</text:p>
          </table:table-cell>
          <table:table-cell table:number-columns-repeated="999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101265825" calcext:value-type="float">
            <text:p>0.10126582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55.8897" calcext:value-type="float">
            <text:p>355.88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071676664" calcext:value-type="float">
            <text:p>-0.071676664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9742794" calcext:value-type="float">
            <text:p>0.997427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98448" calcext:value-type="float">
            <text:p>30.984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57853091702,41.218988480958735]}</text:p>
          </table:table-cell>
          <table:table-cell table:number-columns-repeated="999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.000004" calcext:value-type="float">
            <text:p>41.0000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11392405" calcext:value-type="float">
            <text:p>0.1139240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52.42728" calcext:value-type="float">
            <text:p>352.427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13178429" calcext:value-type="float">
            <text:p>-0.13178429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9912784" calcext:value-type="float">
            <text:p>0.99127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100506" calcext:value-type="float">
            <text:p>26.1005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22063629376,41.21898934930128]}</text:p>
          </table:table-cell>
          <table:table-cell table:number-columns-repeated="999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13200723" calcext:value-type="float">
            <text:p>0.1320072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39.58258" calcext:value-type="float">
            <text:p>339.5825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3488568" calcext:value-type="float">
            <text:p>-0.3488568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3717605" calcext:value-type="float">
            <text:p>0.937176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.355803" calcext:value-type="float">
            <text:p>23.3558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86274165489,41.218990216531566]}</text:p>
          </table:table-cell>
          <table:table-cell table:number-columns-repeated="999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98915" calcext:value-type="float">
            <text:p>0.0198915</text:p>
          </table:table-cell>
          <table:table-cell table:style-name="ce1" office:value-type="float" office:value="0.159132" calcext:value-type="float">
            <text:p>0.15913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18.4497" calcext:value-type="float">
            <text:p>318.44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632774" calcext:value-type="float">
            <text:p>-0.6632774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483736" calcext:value-type="float">
            <text:p>0.74837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429573" calcext:value-type="float">
            <text:p>24.4295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50484700039,41.21899108264958]}</text:p>
          </table:table-cell>
          <table:table-cell table:number-columns-repeated="999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.000004" calcext:value-type="float">
            <text:p>41.0000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2169982" calcext:value-type="float">
            <text:p>0.02169982</text:p>
          </table:table-cell>
          <table:table-cell table:style-name="ce1" office:value-type="float" office:value="0.19168174" calcext:value-type="float">
            <text:p>0.1916817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99.7553" calcext:value-type="float">
            <text:p>299.75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6815274" calcext:value-type="float">
            <text:p>-0.86815274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49629712" calcext:value-type="float">
            <text:p>0.496297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787523" calcext:value-type="float">
            <text:p>31.7875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4695233026,41.21899194765531]}</text:p>
          </table:table-cell>
          <table:table-cell table:number-columns-repeated="999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28933093" calcext:value-type="float">
            <text:p>0.028933093</text:p>
          </table:table-cell>
          <table:table-cell table:style-name="ce1" office:value-type="float" office:value="0.21518987" calcext:value-type="float">
            <text:p>0.2151898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09.26965" calcext:value-type="float">
            <text:p>309.2696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7417564" calcext:value-type="float">
            <text:p>-0.77417564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329708" calcext:value-type="float">
            <text:p>0.63297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593094" calcext:value-type="float">
            <text:p>32.5930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78905764455,41.21899281154877]}</text:p>
          </table:table-cell>
          <table:table-cell table:number-columns-repeated="999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39783" calcext:value-type="float">
            <text:p>0.039783</text:p>
          </table:table-cell>
          <table:table-cell table:style-name="ce1" office:value-type="float" office:value="0.23508137" calcext:value-type="float">
            <text:p>0.2350813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19.38025" calcext:value-type="float">
            <text:p>319.380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510359" calcext:value-type="float">
            <text:p>-0.6510359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59047" calcext:value-type="float">
            <text:p>0.7590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469475" calcext:value-type="float">
            <text:p>33.4694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3116294329,41.21899367432996]}</text:p>
          </table:table-cell>
          <table:table-cell table:number-columns-repeated="999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54249547" calcext:value-type="float">
            <text:p>0.054249547</text:p>
          </table:table-cell>
          <table:table-cell table:style-name="ce1" office:value-type="float" office:value="0.26039782" calcext:value-type="float">
            <text:p>0.2603978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22.96378" calcext:value-type="float">
            <text:p>322.9637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023198" calcext:value-type="float">
            <text:p>-0.6023198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982549" calcext:value-type="float">
            <text:p>0.79825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.88167" calcext:value-type="float">
            <text:p>36.88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7326822647,41.21899453599888]}</text:p>
          </table:table-cell>
          <table:table-cell table:number-columns-repeated="999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68716094" calcext:value-type="float">
            <text:p>0.068716094</text:p>
          </table:table-cell>
          <table:table-cell table:style-name="ce1" office:value-type="float" office:value="0.278481" calcext:value-type="float">
            <text:p>0.27848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21.97382" calcext:value-type="float">
            <text:p>321.973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160217" calcext:value-type="float">
            <text:p>-0.6160217</text:p>
          </table:table-cell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877292" calcext:value-type="float">
            <text:p>0.78772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941895" calcext:value-type="float">
            <text:p>34.9418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1537349411,41.21899539655551]}</text:p>
          </table:table-cell>
          <table:table-cell table:number-columns-repeated="999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84990956" calcext:value-type="float">
            <text:p>0.084990956</text:p>
          </table:table-cell>
          <table:table-cell table:style-name="ce1" office:value-type="float" office:value="0.30018082" calcext:value-type="float">
            <text:p>0.3001808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30.7615" calcext:value-type="float">
            <text:p>330.76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4884461" calcext:value-type="float">
            <text:p>-0.4884461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7259406" calcext:value-type="float">
            <text:p>0.87259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181927" calcext:value-type="float">
            <text:p>35.1819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5747874623,41.21899625599988]}</text:p>
          </table:table-cell>
          <table:table-cell table:number-columns-repeated="999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0307414" calcext:value-type="float">
            <text:p>0.10307414</text:p>
          </table:table-cell>
          <table:table-cell table:style-name="ce1" office:value-type="float" office:value="0.32007232" calcext:value-type="float">
            <text:p>0.3200723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27.8" calcext:value-type="float">
            <text:p>327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328763" calcext:value-type="float">
            <text:p>-0.5328763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4619313" calcext:value-type="float">
            <text:p>0.846193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.015064" calcext:value-type="float">
            <text:p>36.0150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9995839829,41.218997114331984]}</text:p>
          </table:table-cell>
          <table:table-cell table:number-columns-repeated="999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1754069" calcext:value-type="float">
            <text:p>0.11754069</text:p>
          </table:table-cell>
          <table:table-cell table:style-name="ce1" office:value-type="float" office:value="0.3381555" calcext:value-type="float">
            <text:p>0.338155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20.47165" calcext:value-type="float">
            <text:p>320.4716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364602" calcext:value-type="float">
            <text:p>-0.6364602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7130955" calcext:value-type="float">
            <text:p>0.771309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326122" calcext:value-type="float">
            <text:p>31.3261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416892041,41.21899797155179]}</text:p>
          </table:table-cell>
          <table:table-cell table:number-columns-repeated="999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283906" calcext:value-type="float">
            <text:p>0.1283906</text:p>
          </table:table-cell>
          <table:table-cell table:style-name="ce1" office:value-type="float" office:value="0.34900543" calcext:value-type="float">
            <text:p>0.3490054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25.54358" calcext:value-type="float">
            <text:p>325.5435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657791" calcext:value-type="float">
            <text:p>-0.5657791</text:p>
          </table:table-cell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245569" calcext:value-type="float">
            <text:p>0.82455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32447" calcext:value-type="float">
            <text:p>31.324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2837944098,41.21899882765934]}</text:p>
          </table:table-cell>
          <table:table-cell table:number-columns-repeated="999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3562387" calcext:value-type="float">
            <text:p>0.13562387</text:p>
          </table:table-cell>
          <table:table-cell table:style-name="ce1" office:value-type="float" office:value="0.358047" calcext:value-type="float">
            <text:p>0.35804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36.09967" calcext:value-type="float">
            <text:p>336.099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40514687" calcext:value-type="float">
            <text:p>-0.40514687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142516" calcext:value-type="float">
            <text:p>0.91425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976393" calcext:value-type="float">
            <text:p>27.9763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92589960012,41.218999682654626]}</text:p>
          </table:table-cell>
          <table:table-cell table:number-columns-repeated="999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4285715" calcext:value-type="float">
            <text:p>0.14285715</text:p>
          </table:table-cell>
          <table:table-cell table:style-name="ce1" office:value-type="float" office:value="0.37070525" calcext:value-type="float">
            <text:p>0.3707052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17.37415" calcext:value-type="float">
            <text:p>317.374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7720795" calcext:value-type="float">
            <text:p>-0.67720795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357917" calcext:value-type="float">
            <text:p>0.73579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770096" calcext:value-type="float">
            <text:p>29.7700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56800477502,41.21900053653761]}</text:p>
          </table:table-cell>
          <table:table-cell table:number-columns-repeated="999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5009041" calcext:value-type="float">
            <text:p>0.15009041</text:p>
          </table:table-cell>
          <table:table-cell table:style-name="ce1" office:value-type="float" office:value="0.37432188" calcext:value-type="float">
            <text:p>0.3743218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20.27686" calcext:value-type="float">
            <text:p>320.276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3907856" calcext:value-type="float">
            <text:p>-0.63907856</text:p>
          </table:table-cell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691415" calcext:value-type="float">
            <text:p>0.76914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79912" calcext:value-type="float">
            <text:p>26.799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21010993451,41.21900138930834]}</text:p>
          </table:table-cell>
          <table:table-cell table:number-columns-repeated="999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07052441" calcext:value-type="float">
            <text:p>0.0705244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39.49893" calcext:value-type="float">
            <text:p>339.498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35022485" calcext:value-type="float">
            <text:p>-0.35022485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3666565" calcext:value-type="float">
            <text:p>0.936665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.944118" calcext:value-type="float">
            <text:p>28.944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57968168519,41.219258714596485]}</text:p>
          </table:table-cell>
          <table:table-cell table:number-columns-repeated="999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08679928" calcext:value-type="float">
            <text:p>0.0867992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38.25626" calcext:value-type="float">
            <text:p>338.256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37045604" calcext:value-type="float">
            <text:p>-0.37045604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2885" calcext:value-type="float">
            <text:p>0.928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602037" calcext:value-type="float">
            <text:p>27.6020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22178558889,41.219259582947245]}</text:p>
          </table:table-cell>
          <table:table-cell table:number-columns-repeated="999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98915" calcext:value-type="float">
            <text:p>0.0198915</text:p>
          </table:table-cell>
          <table:table-cell table:style-name="ce1" office:value-type="float" office:value="0.11030742" calcext:value-type="float">
            <text:p>0.1103074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27.45673" calcext:value-type="float">
            <text:p>327.456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3793657" calcext:value-type="float">
            <text:p>-0.53793657</text:p>
          </table:table-cell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4298533" calcext:value-type="float">
            <text:p>0.842985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.644392" calcext:value-type="float">
            <text:p>25.6443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86388947692,41.21926045018572]}</text:p>
          </table:table-cell>
          <table:table-cell table:number-columns-repeated="999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23508137" calcext:value-type="float">
            <text:p>0.023508137</text:p>
          </table:table-cell>
          <table:table-cell table:style-name="ce1" office:value-type="float" office:value="0.13743219" calcext:value-type="float">
            <text:p>0.13743219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18.4496" calcext:value-type="float">
            <text:p>318.44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63279" calcext:value-type="float">
            <text:p>-0.663279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483722" calcext:value-type="float">
            <text:p>0.74837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435423" calcext:value-type="float">
            <text:p>27.4354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50599334934,41.21926131631192]}</text:p>
          </table:table-cell>
          <table:table-cell table:number-columns-repeated="999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3074141" calcext:value-type="float">
            <text:p>0.03074141</text:p>
          </table:table-cell>
          <table:table-cell table:style-name="ce1" office:value-type="float" office:value="0.1681736" calcext:value-type="float">
            <text:p>0.168173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14.35846" calcext:value-type="float">
            <text:p>314.358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149798" calcext:value-type="float">
            <text:p>-0.7149798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991451" calcext:value-type="float">
            <text:p>0.69914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047743" calcext:value-type="float">
            <text:p>31.0477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4809720614,41.219262181325824]}</text:p>
          </table:table-cell>
          <table:table-cell table:number-columns-repeated="999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39783" calcext:value-type="float">
            <text:p>0.039783</text:p>
          </table:table-cell>
          <table:table-cell table:style-name="ce1" office:value-type="float" office:value="0.20614828" calcext:value-type="float">
            <text:p>0.2061482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28.85574" calcext:value-type="float">
            <text:p>328.8557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171945" calcext:value-type="float">
            <text:p>-0.5171945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558679" calcext:value-type="float">
            <text:p>0.85586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970661" calcext:value-type="float">
            <text:p>31.9706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79020104735,41.219263045227464]}</text:p>
          </table:table-cell>
          <table:table-cell table:number-columns-repeated="999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56057867" calcext:value-type="float">
            <text:p>0.056057867</text:p>
          </table:table-cell>
          <table:table-cell table:style-name="ce1" office:value-type="float" office:value="0.23688969" calcext:value-type="float">
            <text:p>0.23688969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28.0698" calcext:value-type="float">
            <text:p>328.06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2888566" calcext:value-type="float">
            <text:p>-0.52888566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486931" calcext:value-type="float">
            <text:p>0.84869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39824" calcext:value-type="float">
            <text:p>31.398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3230487299,41.2192639080168]}</text:p>
          </table:table-cell>
          <table:table-cell table:number-columns-repeated="999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.999996" calcext:value-type="float">
            <text:p>45.99999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7414105" calcext:value-type="float">
            <text:p>0.07414105</text:p>
          </table:table-cell>
          <table:table-cell table:style-name="ce1" office:value-type="float" office:value="0.26401445" calcext:value-type="float">
            <text:p>0.2640144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22.20612" calcext:value-type="float">
            <text:p>322.206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128227" calcext:value-type="float">
            <text:p>-0.6128227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902204" calcext:value-type="float">
            <text:p>0.79022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.407467" calcext:value-type="float">
            <text:p>36.4074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744086831,41.21926476969387]}</text:p>
          </table:table-cell>
          <table:table-cell table:number-columns-repeated="999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9222423" calcext:value-type="float">
            <text:p>0.09222423</text:p>
          </table:table-cell>
          <table:table-cell table:style-name="ce1" office:value-type="float" office:value="0.28933093" calcext:value-type="float">
            <text:p>0.2893309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27.72818" calcext:value-type="float">
            <text:p>327.728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3393656" calcext:value-type="float">
            <text:p>-0.53393656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4552455" calcext:value-type="float">
            <text:p>0.84552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44524" calcext:value-type="float">
            <text:p>37.445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1651247766,41.21926563025864]}</text:p>
          </table:table-cell>
          <table:table-cell table:number-columns-repeated="999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1030742" calcext:value-type="float">
            <text:p>0.11030742</text:p>
          </table:table-cell>
          <table:table-cell table:style-name="ce1" office:value-type="float" office:value="0.31464738" calcext:value-type="float">
            <text:p>0.3146473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34.48785" calcext:value-type="float">
            <text:p>334.4878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43070266" calcext:value-type="float">
            <text:p>-0.43070266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024939" calcext:value-type="float">
            <text:p>0.90249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974007" calcext:value-type="float">
            <text:p>34.9740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5861625672,41.21926648971114]}</text:p>
          </table:table-cell>
          <table:table-cell table:number-columns-repeated="999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3019891" calcext:value-type="float">
            <text:p>0.13019891</text:p>
          </table:table-cell>
          <table:table-cell table:style-name="ce1" office:value-type="float" office:value="0.33453888" calcext:value-type="float">
            <text:p>0.3345388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25.67914" calcext:value-type="float">
            <text:p>325.679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638266" calcext:value-type="float">
            <text:p>-0.5638266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2589316" calcext:value-type="float">
            <text:p>0.825893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950066" calcext:value-type="float">
            <text:p>35.9500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0007200203,41.219267348051346]}</text:p>
          </table:table-cell>
          <table:table-cell table:number-columns-repeated="999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4466546" calcext:value-type="float">
            <text:p>0.14466546</text:p>
          </table:table-cell>
          <table:table-cell table:style-name="ce1" office:value-type="float" office:value="0.35262206" calcext:value-type="float">
            <text:p>0.3526220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19.76846" calcext:value-type="float">
            <text:p>319.7684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4587796" calcext:value-type="float">
            <text:p>-0.64587796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6344067" calcext:value-type="float">
            <text:p>0.763440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98134" calcext:value-type="float">
            <text:p>34.981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4282376841,41.21926820527927]}</text:p>
          </table:table-cell>
          <table:table-cell table:number-columns-repeated="999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5551537" calcext:value-type="float">
            <text:p>0.15551537</text:p>
          </table:table-cell>
          <table:table-cell table:style-name="ce1" office:value-type="float" office:value="0.35985532" calcext:value-type="float">
            <text:p>0.3598553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33.2961" calcext:value-type="float">
            <text:p>333.296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44937962" calcext:value-type="float">
            <text:p>-0.44937962</text:p>
          </table:table-cell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933409" calcext:value-type="float">
            <text:p>0.89334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84019" calcext:value-type="float">
            <text:p>33.840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28492750106,41.219269061394904]}</text:p>
          </table:table-cell>
          <table:table-cell table:number-columns-repeated="999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6455697" calcext:value-type="float">
            <text:p>0.16455697</text:p>
          </table:table-cell>
          <table:table-cell table:style-name="ce1" office:value-type="float" office:value="0.37251356" calcext:value-type="float">
            <text:p>0.3725135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28.0698" calcext:value-type="float">
            <text:p>328.06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2888566" calcext:value-type="float">
            <text:p>-0.52888566</text:p>
          </table:table-cell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486931" calcext:value-type="float">
            <text:p>0.84869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39824" calcext:value-type="float">
            <text:p>31.398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92703121828,41.21926991639826]}</text:p>
          </table:table-cell>
          <table:table-cell table:number-columns-repeated="999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7179024" calcext:value-type="float">
            <text:p>0.17179024</text:p>
          </table:table-cell>
          <table:table-cell table:style-name="ce1" office:value-type="float" office:value="0.3851718" calcext:value-type="float">
            <text:p>0.385171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16.90762" calcext:value-type="float">
            <text:p>316.907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8317676" calcext:value-type="float">
            <text:p>-0.68317676</text:p>
          </table:table-cell>
          <table:table-cell table:style-name="ce1" office:value-type="float" office:value="895" calcext:value-type="float">
            <text:p>89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302531" calcext:value-type="float">
            <text:p>0.73025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90129" calcext:value-type="float">
            <text:p>30.901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56913492011,41.21927077028933]}</text:p>
          </table:table-cell>
          <table:table-cell table:number-columns-repeated="999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7721519" calcext:value-type="float">
            <text:p>0.17721519</text:p>
          </table:table-cell>
          <table:table-cell table:style-name="ce1" office:value-type="float" office:value="0.39783" calcext:value-type="float">
            <text:p>0.3978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15.0837" calcext:value-type="float">
            <text:p>315.08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0607305" calcext:value-type="float">
            <text:p>-0.70607305</text:p>
          </table:table-cell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08139" calcext:value-type="float">
            <text:p>0.7081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.750505" calcext:value-type="float">
            <text:p>28.7505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21123860654,41.21927162306812]}</text:p>
          </table:table-cell>
          <table:table-cell table:number-columns-repeated="999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790235" calcext:value-type="float">
            <text:p>0.1790235</text:p>
          </table:table-cell>
          <table:table-cell table:style-name="ce1" office:value-type="float" office:value="0.40867993" calcext:value-type="float">
            <text:p>0.4086799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13.23593" calcext:value-type="float">
            <text:p>313.235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285393" calcext:value-type="float">
            <text:p>-0.7285393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8500406" calcext:value-type="float">
            <text:p>0.68500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.296957" calcext:value-type="float">
            <text:p>25.2969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385334227759,41.21927247473461]}</text:p>
          </table:table-cell>
          <table:table-cell table:number-columns-repeated="999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9999981" calcext:value-type="float">
            <text:p>1.999998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047016274" calcext:value-type="float">
            <text:p>0.04701627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3.04983" calcext:value-type="float">
            <text:p>53.049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9915863" calcext:value-type="float">
            <text:p>0.79915863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7030" calcext:value-type="float">
            <text:p>7030</text:p>
          </table:table-cell>
          <table:table-cell table:number-columns-repeated="2"/>
          <table:table-cell table:style-name="ce1" office:value-type="float" office:value="0.6011202" calcext:value-type="float">
            <text:p>0.601120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.656984" calcext:value-type="float">
            <text:p>20.6569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93873002279,41.21952807875023]}</text:p>
          </table:table-cell>
          <table:table-cell table:number-columns-repeated="999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999996" calcext:value-type="float">
            <text:p>39.99999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2169982" calcext:value-type="float">
            <text:p>0.02169982</text:p>
          </table:table-cell>
          <table:table-cell table:style-name="ce1" office:value-type="float" office:value="0.065099455" calcext:value-type="float">
            <text:p>0.06509945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33.78488" calcext:value-type="float">
            <text:p>333.784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4417424" calcext:value-type="float">
            <text:p>-0.4417424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9714193" calcext:value-type="float">
            <text:p>0.897141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.974428" calcext:value-type="float">
            <text:p>25.9744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22293489964,41.219529816580454]}</text:p>
          </table:table-cell>
          <table:table-cell table:number-columns-repeated="999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25316456" calcext:value-type="float">
            <text:p>0.025316456</text:p>
          </table:table-cell>
          <table:table-cell table:style-name="ce1" office:value-type="float" office:value="0.088607594" calcext:value-type="float">
            <text:p>0.08860759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28.31528" calcext:value-type="float">
            <text:p>328.315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252447" calcext:value-type="float">
            <text:p>-0.5252447</text:p>
          </table:table-cell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5095125" calcext:value-type="float">
            <text:p>0.85095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.041912" calcext:value-type="float">
            <text:p>28.0419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86503731456,41.21953068382714]}</text:p>
          </table:table-cell>
          <table:table-cell table:number-columns-repeated="999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3074141" calcext:value-type="float">
            <text:p>0.03074141</text:p>
          </table:table-cell>
          <table:table-cell table:style-name="ce1" office:value-type="float" office:value="0.119349" calcext:value-type="float">
            <text:p>0.119349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26.38705" calcext:value-type="float">
            <text:p>326.387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535799" calcext:value-type="float">
            <text:p>-0.5535799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3279604" calcext:value-type="float">
            <text:p>0.832796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.557684" calcext:value-type="float">
            <text:p>28.5576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5071397139,41.21953154996152]}</text:p>
          </table:table-cell>
          <table:table-cell table:number-columns-repeated="999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4159132" calcext:value-type="float">
            <text:p>0.04159132</text:p>
          </table:table-cell>
          <table:table-cell table:style-name="ce1" office:value-type="float" office:value="0.15189873" calcext:value-type="float">
            <text:p>0.1518987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27.14835" calcext:value-type="float">
            <text:p>327.148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4246557" calcext:value-type="float">
            <text:p>-0.54246557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4007806" calcext:value-type="float">
            <text:p>0.840078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996822" calcext:value-type="float">
            <text:p>33.9968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4924209763,41.21953241498361]}</text:p>
          </table:table-cell>
          <table:table-cell table:number-columns-repeated="999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56057867" calcext:value-type="float">
            <text:p>0.056057867</text:p>
          </table:table-cell>
          <table:table-cell table:style-name="ce1" office:value-type="float" office:value="0.19529837" calcext:value-type="float">
            <text:p>0.1952983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25.59402" calcext:value-type="float">
            <text:p>325.594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6505316" calcext:value-type="float">
            <text:p>-0.56505316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250545" calcext:value-type="float">
            <text:p>0.82505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92177" calcext:value-type="float">
            <text:p>32.921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79134446571,41.219533278893394]}</text:p>
          </table:table-cell>
          <table:table-cell table:number-columns-repeated="999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7594936" calcext:value-type="float">
            <text:p>0.07594936</text:p>
          </table:table-cell>
          <table:table-cell table:style-name="ce1" office:value-type="float" office:value="0.23146474" calcext:value-type="float">
            <text:p>0.2314647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22.7766" calcext:value-type="float">
            <text:p>322.77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049243" calcext:value-type="float">
            <text:p>-0.6049243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9628295" calcext:value-type="float">
            <text:p>0.796282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649256" calcext:value-type="float">
            <text:p>29.649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3344681826,41.2195341416909]}</text:p>
          </table:table-cell>
          <table:table-cell table:number-columns-repeated="999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.000004" calcext:value-type="float">
            <text:p>41.0000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9584087" calcext:value-type="float">
            <text:p>0.09584087</text:p>
          </table:table-cell>
          <table:table-cell table:style-name="ce1" office:value-type="float" office:value="0.26401445" calcext:value-type="float">
            <text:p>0.2640144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18.44946" calcext:value-type="float">
            <text:p>318.4494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6328055" calcext:value-type="float">
            <text:p>-0.66328055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483708" calcext:value-type="float">
            <text:p>0.74837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28614" calcext:value-type="float">
            <text:p>30.286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7554915527,41.2195350033761]}</text:p>
          </table:table-cell>
          <table:table-cell table:number-columns-repeated="999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1573237" calcext:value-type="float">
            <text:p>0.11573237</text:p>
          </table:table-cell>
          <table:table-cell table:style-name="ce1" office:value-type="float" office:value="0.29475588" calcext:value-type="float">
            <text:p>0.2947558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25.59402" calcext:value-type="float">
            <text:p>325.594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6505316" calcext:value-type="float">
            <text:p>-0.56505316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250545" calcext:value-type="float">
            <text:p>0.82505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92177" calcext:value-type="float">
            <text:p>32.921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1765147674,41.21953586394903]}</text:p>
          </table:table-cell>
          <table:table-cell table:number-columns-repeated="999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3562387" calcext:value-type="float">
            <text:p>0.13562387</text:p>
          </table:table-cell>
          <table:table-cell table:style-name="ce1" office:value-type="float" office:value="0.32188064" calcext:value-type="float">
            <text:p>0.3218806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22.56808" calcext:value-type="float">
            <text:p>322.568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0781807" calcext:value-type="float">
            <text:p>-0.60781807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940763" calcext:value-type="float">
            <text:p>0.79407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92978" calcext:value-type="float">
            <text:p>33.929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597537827,41.21953672340963]}</text:p>
          </table:table-cell>
          <table:table-cell table:number-columns-repeated="999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5551537" calcext:value-type="float">
            <text:p>0.15551537</text:p>
          </table:table-cell>
          <table:table-cell table:style-name="ce1" office:value-type="float" office:value="0.3453888" calcext:value-type="float">
            <text:p>0.345388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17.05832" calcext:value-type="float">
            <text:p>317.058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8125373" calcext:value-type="float">
            <text:p>-0.68125373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320474" calcext:value-type="float">
            <text:p>0.73204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55991" calcext:value-type="float">
            <text:p>33.559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0018560732,41.21953758175796]}</text:p>
          </table:table-cell>
          <table:table-cell table:number-columns-repeated="999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6998191" calcext:value-type="float">
            <text:p>0.16998191</text:p>
          </table:table-cell>
          <table:table-cell table:style-name="ce1" office:value-type="float" office:value="0.36708862" calcext:value-type="float">
            <text:p>0.3670886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29.25778" calcext:value-type="float">
            <text:p>329.257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111763" calcext:value-type="float">
            <text:p>-0.5111763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594759" calcext:value-type="float">
            <text:p>0.85947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591667" calcext:value-type="float">
            <text:p>35.591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439583482,41.21953843899398]}</text:p>
          </table:table-cell>
          <table:table-cell table:number-columns-repeated="999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8444847" calcext:value-type="float">
            <text:p>0.18444847</text:p>
          </table:table-cell>
          <table:table-cell table:style-name="ce1" office:value-type="float" office:value="0.3779385" calcext:value-type="float">
            <text:p>0.377938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30.53287" calcext:value-type="float">
            <text:p>330.532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49192426" calcext:value-type="float">
            <text:p>-0.49192426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70638" calcext:value-type="float">
            <text:p>0.8706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.638916" calcext:value-type="float">
            <text:p>36.6389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28606060774,41.219539295117706]}</text:p>
          </table:table-cell>
          <table:table-cell table:number-columns-repeated="999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9529837" calcext:value-type="float">
            <text:p>0.19529837</text:p>
          </table:table-cell>
          <table:table-cell table:style-name="ce1" office:value-type="float" office:value="0.38878843" calcext:value-type="float">
            <text:p>0.3887884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23.55106" calcext:value-type="float">
            <text:p>323.551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9410614" calcext:value-type="float">
            <text:p>-0.59410614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043867" calcext:value-type="float">
            <text:p>0.80438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92247" calcext:value-type="float">
            <text:p>35.92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92816285186,41.219540150129156]}</text:p>
          </table:table-cell>
          <table:table-cell table:number-columns-repeated="999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0253165" calcext:value-type="float">
            <text:p>0.20253165</text:p>
          </table:table-cell>
          <table:table-cell table:style-name="ce1" office:value-type="float" office:value="0.40144664" calcext:value-type="float">
            <text:p>0.4014466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17.05832" calcext:value-type="float">
            <text:p>317.058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8125373" calcext:value-type="float">
            <text:p>-0.68125373</text:p>
          </table:table-cell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320474" calcext:value-type="float">
            <text:p>0.73204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55991" calcext:value-type="float">
            <text:p>33.559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57026508058,41.219541004028294]}</text:p>
          </table:table-cell>
          <table:table-cell table:number-columns-repeated="999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0614828" calcext:value-type="float">
            <text:p>0.20614828</text:p>
          </table:table-cell>
          <table:table-cell table:style-name="ce1" office:value-type="float" office:value="0.41229656" calcext:value-type="float">
            <text:p>0.4122965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13.75128" calcext:value-type="float">
            <text:p>313.75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223486" calcext:value-type="float">
            <text:p>-0.7223486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69152915" calcext:value-type="float">
            <text:p>0.691529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242535" calcext:value-type="float">
            <text:p>33.2425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21236729391,41.21954185681514]}</text:p>
          </table:table-cell>
          <table:table-cell table:number-columns-repeated="999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0976491" calcext:value-type="float">
            <text:p>0.20976491</text:p>
          </table:table-cell>
          <table:table-cell table:style-name="ce1" office:value-type="float" office:value="0.43218806" calcext:value-type="float">
            <text:p>0.4321880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01.60934" calcext:value-type="float">
            <text:p>301.609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5164136" calcext:value-type="float">
            <text:p>-0.85164136</text:p>
          </table:table-cell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524125" calcext:value-type="float">
            <text:p>0.524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07125" calcext:value-type="float">
            <text:p>29.07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385446949188,41.219542708489676]}</text:p>
          </table:table-cell>
          <table:table-cell table:number-columns-repeated="999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5633" calcext:value-type="float">
            <text:p>580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27124774" calcext:value-type="float">
            <text:p>0.027124774</text:p>
          </table:table-cell>
          <table:table-cell table:style-name="ce1" office:value-type="float" office:value="0.050632913" calcext:value-type="float">
            <text:p>0.05063291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346.1691" calcext:value-type="float">
            <text:p>346.16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239057" calcext:value-type="float">
            <text:p>-0.239057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7100556" calcext:value-type="float">
            <text:p>0.971005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233501" calcext:value-type="float">
            <text:p>24.2335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22408422604,41.21980005020093]}</text:p>
          </table:table-cell>
          <table:table-cell table:number-columns-repeated="999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32549728" calcext:value-type="float">
            <text:p>0.032549728</text:p>
          </table:table-cell>
          <table:table-cell table:style-name="ce1" office:value-type="float" office:value="0.068716094" calcext:value-type="float">
            <text:p>0.06871609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31.55872" calcext:value-type="float">
            <text:p>331.558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47625798" calcext:value-type="float">
            <text:p>-0.47625798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793056" calcext:value-type="float">
            <text:p>0.87930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430246" calcext:value-type="float">
            <text:p>26.4302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86618516786,41.2198009174558]}</text:p>
          </table:table-cell>
          <table:table-cell table:number-columns-repeated="999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4159132" calcext:value-type="float">
            <text:p>0.04159132</text:p>
          </table:table-cell>
          <table:table-cell table:style-name="ce1" office:value-type="float" office:value="0.0994575" calcext:value-type="float">
            <text:p>0.099457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27.37637" calcext:value-type="float">
            <text:p>327.376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391181" calcext:value-type="float">
            <text:p>-0.5391181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422302" calcext:value-type="float">
            <text:p>0.84223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426758" calcext:value-type="float">
            <text:p>27.4267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50828609407,41.21980178359838]}</text:p>
          </table:table-cell>
          <table:table-cell table:number-columns-repeated="999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56057867" calcext:value-type="float">
            <text:p>0.056057867</text:p>
          </table:table-cell>
          <table:table-cell table:style-name="ce1" office:value-type="float" office:value="0.1392405" calcext:value-type="float">
            <text:p>0.139240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26.38693" calcext:value-type="float">
            <text:p>326.386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5358154" calcext:value-type="float">
            <text:p>-0.55358154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3279496" calcext:value-type="float">
            <text:p>0.832794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982937" calcext:value-type="float">
            <text:p>34.9829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5038700466,41.219802648628644]}</text:p>
          </table:table-cell>
          <table:table-cell table:number-columns-repeated="999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9764919" calcext:value-type="float">
            <text:p>0.09764919</text:p>
          </table:table-cell>
          <table:table-cell table:style-name="ce1" office:value-type="float" office:value="0.22603978" calcext:value-type="float">
            <text:p>0.2260397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19.29672" calcext:value-type="float">
            <text:p>319.296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521418" calcext:value-type="float">
            <text:p>-0.6521418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58097" calcext:value-type="float">
            <text:p>0.7580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979935" calcext:value-type="float">
            <text:p>35.9799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3458877909,41.219804375352254]}</text:p>
          </table:table-cell>
          <table:table-cell table:number-columns-repeated="999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19349" calcext:value-type="float">
            <text:p>0.119349</text:p>
          </table:table-cell>
          <table:table-cell table:style-name="ce1" office:value-type="float" office:value="0.26401445" calcext:value-type="float">
            <text:p>0.2640144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25.41968" calcext:value-type="float">
            <text:p>325.419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675609" calcext:value-type="float">
            <text:p>-0.5675609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233314" calcext:value-type="float">
            <text:p>0.82333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961832" calcext:value-type="float">
            <text:p>27.9618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7668964298,41.21980523704561]}</text:p>
          </table:table-cell>
          <table:table-cell table:number-columns-repeated="999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4104882" calcext:value-type="float">
            <text:p>0.14104882</text:p>
          </table:table-cell>
          <table:table-cell table:style-name="ce1" office:value-type="float" office:value="0.30018082" calcext:value-type="float">
            <text:p>0.3001808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28.3152" calcext:value-type="float">
            <text:p>328.31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252463" calcext:value-type="float">
            <text:p>-0.5252463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5095024" calcext:value-type="float">
            <text:p>0.850950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.04194" calcext:value-type="float">
            <text:p>28.041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187904913,41.21980609762665]}</text:p>
          </table:table-cell>
          <table:table-cell table:number-columns-repeated="999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8264015" calcext:value-type="float">
            <text:p>0.18264015</text:p>
          </table:table-cell>
          <table:table-cell table:style-name="ce1" office:value-type="float" office:value="0.35443038" calcext:value-type="float">
            <text:p>0.3544303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18.8968" calcext:value-type="float">
            <text:p>318.89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574176" calcext:value-type="float">
            <text:p>-0.6574176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5352645" calcext:value-type="float">
            <text:p>0.753526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50642" calcext:value-type="float">
            <text:p>34.506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00299214153,41.21980781545184]}</text:p>
          </table:table-cell>
          <table:table-cell table:number-columns-repeated="999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9710669" calcext:value-type="float">
            <text:p>0.19710669</text:p>
          </table:table-cell>
          <table:table-cell table:style-name="ce1" office:value-type="float" office:value="0.3761302" calcext:value-type="float">
            <text:p>0.376130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33.50165" calcext:value-type="float">
            <text:p>333.501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4461719" calcext:value-type="float">
            <text:p>-0.4461719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949473" calcext:value-type="float">
            <text:p>0.89494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062891" calcext:value-type="float">
            <text:p>30.0628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4509294339,41.21980867269597]}</text:p>
          </table:table-cell>
          <table:table-cell table:number-columns-repeated="999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1338156" calcext:value-type="float">
            <text:p>0.21338156</text:p>
          </table:table-cell>
          <table:table-cell table:style-name="ce1" office:value-type="float" office:value="0.38698012" calcext:value-type="float">
            <text:p>0.3869801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26.38693" calcext:value-type="float">
            <text:p>326.386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5358154" calcext:value-type="float">
            <text:p>-0.55358154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3279496" calcext:value-type="float">
            <text:p>0.832794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882118" calcext:value-type="float">
            <text:p>31.882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28719372982,41.21980952882778]}</text:p>
          </table:table-cell>
          <table:table-cell table:number-columns-repeated="999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2603978" calcext:value-type="float">
            <text:p>0.22603978</text:p>
          </table:table-cell>
          <table:table-cell table:style-name="ce1" office:value-type="float" office:value="0.39963832" calcext:value-type="float">
            <text:p>0.3996383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313.4833" calcext:value-type="float">
            <text:p>313.48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2557485" calcext:value-type="float">
            <text:p>-0.72557485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8814325" calcext:value-type="float">
            <text:p>0.688143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301468" calcext:value-type="float">
            <text:p>34.3014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92929450084,41.21981038384731]}</text:p>
          </table:table-cell>
          <table:table-cell table:number-columns-repeated="999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3146474" calcext:value-type="float">
            <text:p>0.23146474</text:p>
          </table:table-cell>
          <table:table-cell table:style-name="ce1" office:value-type="float" office:value="0.41229656" calcext:value-type="float">
            <text:p>0.4122965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310.3745" calcext:value-type="float">
            <text:p>310.37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618267" calcext:value-type="float">
            <text:p>-0.7618267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4778095" calcext:value-type="float">
            <text:p>0.647780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01295" calcext:value-type="float">
            <text:p>33.012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57139525643,41.219811237754506]}</text:p>
          </table:table-cell>
          <table:table-cell table:number-columns-repeated="999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3688969" calcext:value-type="float">
            <text:p>0.23688969</text:p>
          </table:table-cell>
          <table:table-cell table:style-name="ce1" office:value-type="float" office:value="0.43037975" calcext:value-type="float">
            <text:p>0.4303797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297.76822" calcext:value-type="float">
            <text:p>297.768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848395" calcext:value-type="float">
            <text:p>-0.8848395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465896" calcext:value-type="float">
            <text:p>0.4658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.11653" calcext:value-type="float">
            <text:p>36.116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21349599665,41.21981209054942]}</text:p>
          </table:table-cell>
          <table:table-cell table:number-columns-repeated="999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5316456" calcext:value-type="float">
            <text:p>0.25316456</text:p>
          </table:table-cell>
          <table:table-cell table:style-name="ce1" office:value-type="float" office:value="0.4755877" calcext:value-type="float">
            <text:p>0.475587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290.611" calcext:value-type="float">
            <text:p>290.6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93599206" calcext:value-type="float">
            <text:p>-0.93599206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35202107" calcext:value-type="float">
            <text:p>0.352021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.890915" calcext:value-type="float">
            <text:p>28.8909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3497697431,41.21981379280233]}</text:p>
          </table:table-cell>
          <table:table-cell table:number-columns-repeated="999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5316456" calcext:value-type="float">
            <text:p>0.25316456</text:p>
          </table:table-cell>
          <table:table-cell table:style-name="ce1" office:value-type="float" office:value="0.517179" calcext:value-type="float">
            <text:p>0.517179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07.86758" calcext:value-type="float">
            <text:p>107.867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517682" calcext:value-type="float">
            <text:p>0.9517682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-0.30681804" calcext:value-type="float">
            <text:p>-0.306818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.99419" calcext:value-type="float">
            <text:p>8.994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278189880401,41.219815490605995]}</text:p>
          </table:table-cell>
          <table:table-cell table:number-columns-repeated="999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4159132" calcext:value-type="float">
            <text:p>0.04159132</text:p>
          </table:table-cell>
          <table:table-cell table:style-name="ce1" office:value-type="float" office:value="0.06329114" calcext:value-type="float">
            <text:p>0.0632911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19.1681" calcext:value-type="float">
            <text:p>319.16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538421" calcext:value-type="float">
            <text:p>-0.6538421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56631" calcext:value-type="float">
            <text:p>0.7566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.165634" calcext:value-type="float">
            <text:p>23.1656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86733303679,41.220071151071714]}</text:p>
          </table:table-cell>
          <table:table-cell table:number-columns-repeated="999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56057867" calcext:value-type="float">
            <text:p>0.056057867</text:p>
          </table:table-cell>
          <table:table-cell table:style-name="ce1" office:value-type="float" office:value="0.09041591" calcext:value-type="float">
            <text:p>0.0904159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25.2536" calcext:value-type="float">
            <text:p>325.25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6994504" calcext:value-type="float">
            <text:p>-0.56994504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216828" calcext:value-type="float">
            <text:p>0.82168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376104" calcext:value-type="float">
            <text:p>24.376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50943248984,41.22007201722248]}</text:p>
          </table:table-cell>
          <table:table-cell table:number-columns-repeated="999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7233273" calcext:value-type="float">
            <text:p>0.07233273</text:p>
          </table:table-cell>
          <table:table-cell table:style-name="ce1" office:value-type="float" office:value="0.1283906" calcext:value-type="float">
            <text:p>0.128390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31.99667" calcext:value-type="float">
            <text:p>331.996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46952295" calcext:value-type="float">
            <text:p>-0.46952295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8292027" calcext:value-type="float">
            <text:p>0.882920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.812138" calcext:value-type="float">
            <text:p>28.8121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5153192729,41.22007288226091]}</text:p>
          </table:table-cell>
          <table:table-cell table:number-columns-repeated="999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9584087" calcext:value-type="float">
            <text:p>0.09584087</text:p>
          </table:table-cell>
          <table:table-cell table:style-name="ce1" office:value-type="float" office:value="0.17359856" calcext:value-type="float">
            <text:p>0.1735985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22.56787" calcext:value-type="float">
            <text:p>322.567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078213" calcext:value-type="float">
            <text:p>-0.6078213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940738" calcext:value-type="float">
            <text:p>0.79407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929863" calcext:value-type="float">
            <text:p>33.9298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79363134918,41.22007374618704]}</text:p>
          </table:table-cell>
          <table:table-cell table:number-columns-repeated="999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4466546" calcext:value-type="float">
            <text:p>0.14466546</text:p>
          </table:table-cell>
          <table:table-cell table:style-name="ce1" office:value-type="float" office:value="0.2567812" calcext:value-type="float">
            <text:p>0.256781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27.14813" calcext:value-type="float">
            <text:p>327.148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4246885" calcext:value-type="float">
            <text:p>-0.54246885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400759" calcext:value-type="float">
            <text:p>0.84007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996887" calcext:value-type="float">
            <text:p>33.9968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7783014615,41.220075470702355]}</text:p>
          </table:table-cell>
          <table:table-cell table:number-columns-repeated="999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681736" calcext:value-type="float">
            <text:p>0.1681736</text:p>
          </table:table-cell>
          <table:table-cell table:style-name="ce1" office:value-type="float" office:value="0.2965642" calcext:value-type="float">
            <text:p>0.296564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30.85965" calcext:value-type="float">
            <text:p>330.859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48695058" calcext:value-type="float">
            <text:p>-0.48695058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7342954" calcext:value-type="float">
            <text:p>0.873429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879126" calcext:value-type="float">
            <text:p>29.8791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199295214,41.22007633129154]}</text:p>
          </table:table-cell>
          <table:table-cell table:number-columns-repeated="999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9168174" calcext:value-type="float">
            <text:p>0.19168174</text:p>
          </table:table-cell>
          <table:table-cell table:style-name="ce1" office:value-type="float" office:value="0.32730561" calcext:value-type="float">
            <text:p>0.3273056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25.48557" calcext:value-type="float">
            <text:p>325.485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666138" calcext:value-type="float">
            <text:p>-0.5666138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239835" calcext:value-type="float">
            <text:p>0.82398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671318" calcext:value-type="float">
            <text:p>29.6713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620288811,41.2200771907684]}</text:p>
          </table:table-cell>
          <table:table-cell table:number-columns-repeated="999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.000004" calcext:value-type="float">
            <text:p>41.0000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0976491" calcext:value-type="float">
            <text:p>0.20976491</text:p>
          </table:table-cell>
          <table:table-cell table:style-name="ce1" office:value-type="float" office:value="0.358047" calcext:value-type="float">
            <text:p>0.35804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17.99374" calcext:value-type="float">
            <text:p>317.993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6921186" calcext:value-type="float">
            <text:p>-0.66921186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430716" calcext:value-type="float">
            <text:p>0.74307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03246" calcext:value-type="float">
            <text:p>34.032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00412822532,41.22007804913296]}</text:p>
          </table:table-cell>
          <table:table-cell table:number-columns-repeated="999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2603978" calcext:value-type="float">
            <text:p>0.22603978</text:p>
          </table:table-cell>
          <table:table-cell table:style-name="ce1" office:value-type="float" office:value="0.3833635" calcext:value-type="float">
            <text:p>0.383363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21.76794" calcext:value-type="float">
            <text:p>321.767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188478" calcext:value-type="float">
            <text:p>-0.6188478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8551096" calcext:value-type="float">
            <text:p>0.78551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092205" calcext:value-type="float">
            <text:p>29.0922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4622755405,41.22007890638518]}</text:p>
          </table:table-cell>
          <table:table-cell table:number-columns-repeated="999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4231465" calcext:value-type="float">
            <text:p>0.24231465</text:p>
          </table:table-cell>
          <table:table-cell table:style-name="ce1" office:value-type="float" office:value="0.3960217" calcext:value-type="float">
            <text:p>0.396021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09.60446" calcext:value-type="float">
            <text:p>309.604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7046347" calcext:value-type="float">
            <text:p>-0.77046347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3748413" calcext:value-type="float">
            <text:p>0.637484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18994" calcext:value-type="float">
            <text:p>29.18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28832686737,41.22007976252509]}</text:p>
          </table:table-cell>
          <table:table-cell table:number-columns-repeated="999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5497288" calcext:value-type="float">
            <text:p>0.25497288</text:p>
          </table:table-cell>
          <table:table-cell table:style-name="ce1" office:value-type="float" office:value="0.40687162" calcext:value-type="float">
            <text:p>0.4068716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304.58636" calcext:value-type="float">
            <text:p>304.586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232714" calcext:value-type="float">
            <text:p>-0.8232714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67648" calcext:value-type="float">
            <text:p>0.5676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103336" calcext:value-type="float">
            <text:p>32.1033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93042616524,41.22008061755271]}</text:p>
          </table:table-cell>
          <table:table-cell table:number-columns-repeated="999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6039782" calcext:value-type="float">
            <text:p>0.26039782</text:p>
          </table:table-cell>
          <table:table-cell table:style-name="ce1" office:value-type="float" office:value="0.42676312" calcext:value-type="float">
            <text:p>0.4267631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94.5454" calcext:value-type="float">
            <text:p>294.54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9096323" calcext:value-type="float">
            <text:p>-0.9096323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41541427" calcext:value-type="float">
            <text:p>0.415414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52257" calcext:value-type="float">
            <text:p>33.522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57252544768,41.220081471467985]}</text:p>
          </table:table-cell>
          <table:table-cell table:number-columns-repeated="999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857143" calcext:value-type="float">
            <text:p>0.2857143</text:p>
          </table:table-cell>
          <table:table-cell table:style-name="ce1" office:value-type="float" office:value="0.517179" calcext:value-type="float">
            <text:p>0.517179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333.90433" calcext:value-type="float">
            <text:p>333.904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43987125" calcext:value-type="float">
            <text:p>-0.43987125</text:p>
          </table:table-cell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89806086" calcext:value-type="float">
            <text:p>0.898060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.905293" calcext:value-type="float">
            <text:p>18.9052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314092242382,41.220084876005956]}</text:p>
          </table:table-cell>
          <table:table-cell table:number-columns-repeated="999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8209764" calcext:value-type="float">
            <text:p>0.28209764</text:p>
          </table:table-cell>
          <table:table-cell table:style-name="ce1" office:value-type="float" office:value="0.53887886" calcext:value-type="float">
            <text:p>0.538878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352.42715" calcext:value-type="float">
            <text:p>352.427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1317865" calcext:value-type="float">
            <text:p>-0.1317865</text:p>
          </table:table-cell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9912781" calcext:value-type="float">
            <text:p>0.99127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.27465" calcext:value-type="float">
            <text:p>9.274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278302162954,41.220085724359656]}</text:p>
          </table:table-cell>
          <table:table-cell table:number-columns-repeated="999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1" office:value-type="float" office:value="0.009041592" calcext:value-type="float">
            <text:p>0.00904159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9.35016" calcext:value-type="float">
            <text:p>79.350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982775" calcext:value-type="float">
            <text:p>0.982775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18480635" calcext:value-type="float">
            <text:p>0.1848063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.723283" calcext:value-type="float">
            <text:p>14.7232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65799078698,41.22033703719527]}</text:p>
          </table:table-cell>
          <table:table-cell table:number-columns-repeated="999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18083183" calcext:value-type="float">
            <text:p>0.018083183</text:p>
          </table:table-cell>
          <table:table-cell table:style-name="ce1" office:value-type="float" office:value="0.01084991" calcext:value-type="float">
            <text:p>0.0108499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2" office:value-type="float" office:value="6.123234E-017" calcext:value-type="float">
            <text:p>6.12E-1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.480423" calcext:value-type="float">
            <text:p>14.4804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30008884521,41.220337908915845]}</text:p>
          </table:table-cell>
          <table:table-cell table:number-columns-repeated="999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7052441" calcext:value-type="float">
            <text:p>0.07052441</text:p>
          </table:table-cell>
          <table:table-cell table:style-name="ce1" office:value-type="float" office:value="0.09222423" calcext:value-type="float">
            <text:p>0.0922242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34.42386" calcext:value-type="float">
            <text:p>334.423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43171012" calcext:value-type="float">
            <text:p>-0.43171012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020124" calcext:value-type="float">
            <text:p>0.90201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163727" calcext:value-type="float">
            <text:p>24.1637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51057890123,41.22034225083383]}</text:p>
          </table:table-cell>
          <table:table-cell table:number-columns-repeated="999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1754069" calcext:value-type="float">
            <text:p>0.11754069</text:p>
          </table:table-cell>
          <table:table-cell table:style-name="ce1" office:value-type="float" office:value="0.1681736" calcext:value-type="float">
            <text:p>0.168173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25.48544" calcext:value-type="float">
            <text:p>325.485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666154" calcext:value-type="float">
            <text:p>-0.5666154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2398236" calcext:value-type="float">
            <text:p>0.823982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67135" calcext:value-type="float">
            <text:p>29.671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79477481424,41.22034397981475]}</text:p>
          </table:table-cell>
          <table:table-cell table:number-columns-repeated="999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4466546" calcext:value-type="float">
            <text:p>0.14466546</text:p>
          </table:table-cell>
          <table:table-cell table:style-name="ce1" office:value-type="float" office:value="0.2079566" calcext:value-type="float">
            <text:p>0.207956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23.90564" calcext:value-type="float">
            <text:p>323.905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8911693" calcext:value-type="float">
            <text:p>-0.58911693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0804783" calcext:value-type="float">
            <text:p>0.808047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841469" calcext:value-type="float">
            <text:p>31.8414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3687274737,41.22034484263671]}</text:p>
          </table:table-cell>
          <table:table-cell table:number-columns-repeated="999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6998191" calcext:value-type="float">
            <text:p>0.16998191</text:p>
          </table:table-cell>
          <table:table-cell table:style-name="ce1" office:value-type="float" office:value="0.25135624" calcext:value-type="float">
            <text:p>0.2513562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22.20563" calcext:value-type="float">
            <text:p>322.205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128292" calcext:value-type="float">
            <text:p>-0.6128292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902154" calcext:value-type="float">
            <text:p>0.79021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.407642" calcext:value-type="float">
            <text:p>36.4076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7897066495,41.22034570434635]}</text:p>
          </table:table-cell>
          <table:table-cell table:number-columns-repeated="999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9529837" calcext:value-type="float">
            <text:p>0.19529837</text:p>
          </table:table-cell>
          <table:table-cell table:style-name="ce1" office:value-type="float" office:value="0.2965642" calcext:value-type="float">
            <text:p>0.296564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21.71347" calcext:value-type="float">
            <text:p>321.713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1959434" calcext:value-type="float">
            <text:p>-0.61959434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849222" calcext:value-type="float">
            <text:p>0.78492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42278" calcext:value-type="float">
            <text:p>33.422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2106856701,41.220346564943675]}</text:p>
          </table:table-cell>
          <table:table-cell table:number-columns-repeated="999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2061484" calcext:value-type="float">
            <text:p>0.22061484</text:p>
          </table:table-cell>
          <table:table-cell table:style-name="ce1" office:value-type="float" office:value="0.33273056" calcext:value-type="float">
            <text:p>0.3327305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19.00067" calcext:value-type="float">
            <text:p>319.000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560502" calcext:value-type="float">
            <text:p>-0.6560502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5471723" calcext:value-type="float">
            <text:p>0.754717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147032" calcext:value-type="float">
            <text:p>29.147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6316645355,41.22034742442867]}</text:p>
          </table:table-cell>
          <table:table-cell table:number-columns-repeated="999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6.2033" calcext:value-type="float">
            <text:p>586.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38698" calcext:value-type="float">
            <text:p>0.238698</text:p>
          </table:table-cell>
          <table:table-cell table:style-name="ce1" office:value-type="float" office:value="0.3652803" calcext:value-type="float">
            <text:p>0.365280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15.4391" calcext:value-type="float">
            <text:p>315.43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0166725" calcext:value-type="float">
            <text:p>-0.70166725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1250474" calcext:value-type="float">
            <text:p>0.712504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526085" calcext:value-type="float">
            <text:p>31.5260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00526432461,41.220348282801325]}</text:p>
          </table:table-cell>
          <table:table-cell table:number-columns-repeated="999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5316456" calcext:value-type="float">
            <text:p>0.25316456</text:p>
          </table:table-cell>
          <table:table-cell table:style-name="ce1" office:value-type="float" office:value="0.39240506" calcext:value-type="float">
            <text:p>0.3924050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16.4803" calcext:value-type="float">
            <text:p>316.48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8860406" calcext:value-type="float">
            <text:p>-0.68860406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2513753" calcext:value-type="float">
            <text:p>0.725137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00803" calcext:value-type="float">
            <text:p>32.008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4736218017,41.220349140061664]}</text:p>
          </table:table-cell>
          <table:table-cell table:number-columns-repeated="999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7124774" calcext:value-type="float">
            <text:p>0.27124774</text:p>
          </table:table-cell>
          <table:table-cell table:style-name="ce1" office:value-type="float" office:value="0.41229656" calcext:value-type="float">
            <text:p>0.4122965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06.94983" calcext:value-type="float">
            <text:p>306.949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991623" calcext:value-type="float">
            <text:p>-0.7991623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011153" calcext:value-type="float">
            <text:p>0.60111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489061" calcext:value-type="float">
            <text:p>29.489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28946002033,41.22034999620966]}</text:p>
          </table:table-cell>
          <table:table-cell table:number-columns-repeated="999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604.61" calcext:value-type="float">
            <text:p>604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8390595" calcext:value-type="float">
            <text:p>0.28390595</text:p>
          </table:table-cell>
          <table:table-cell table:style-name="ce1" office:value-type="float" office:value="0.4249548" calcext:value-type="float">
            <text:p>0.424954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300.77283" calcext:value-type="float">
            <text:p>300.772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5920256" calcext:value-type="float">
            <text:p>-0.85920256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51163554" calcext:value-type="float">
            <text:p>0.511635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01201" calcext:value-type="float">
            <text:p>31.012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931557845,41.22035085124535]}</text:p>
          </table:table-cell>
          <table:table-cell table:number-columns-repeated="999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23508137" calcext:value-type="float">
            <text:p>0.023508137</text:p>
          </table:table-cell>
          <table:table-cell table:style-name="ce1" office:value-type="float" office:value="0.01084991" calcext:value-type="float">
            <text:p>0.0108499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41.551033" calcext:value-type="float">
            <text:p>41.5510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6328686" calcext:value-type="float">
            <text:p>0.66328686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483652" calcext:value-type="float">
            <text:p>0.74836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.97631" calcext:value-type="float">
            <text:p>17.976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30124263812,41.220608142473395]}</text:p>
          </table:table-cell>
          <table:table-cell table:number-columns-repeated="999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style-name="ce1" office:value-type="float" office:value="0.03074141" calcext:value-type="float">
            <text:p>0.03074141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9.417023" calcext:value-type="float">
            <text:p>59.4170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8608932" calcext:value-type="float">
            <text:p>0.8608932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0878567" calcext:value-type="float">
            <text:p>0.508785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9.289093" calcext:value-type="float">
            <text:p>19.2890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94333920745,41.22060901308986]}</text:p>
          </table:table-cell>
          <table:table-cell table:number-columns-repeated="999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45207955" calcext:value-type="float">
            <text:p>0.045207955</text:p>
          </table:table-cell>
          <table:table-cell table:style-name="ce1" office:value-type="float" office:value="0.027124774" calcext:value-type="float">
            <text:p>0.02712477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5.92461" calcext:value-type="float">
            <text:p>75.924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6997654" calcext:value-type="float">
            <text:p>0.96997654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30" calcext:value-type="float">
            <text:p>7030</text:p>
          </table:table-cell>
          <table:table-cell table:number-columns-repeated="2"/>
          <table:table-cell table:style-name="ce1" office:value-type="float" office:value="0.24319851" calcext:value-type="float">
            <text:p>0.243198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1.770372" calcext:value-type="float">
            <text:p>21.770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58543576116,41.22060988259401]}</text:p>
          </table:table-cell>
          <table:table-cell table:number-columns-repeated="999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.07233273" calcext:value-type="float">
            <text:p>0.0723327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44.273186" calcext:value-type="float">
            <text:p>44.2731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69808024" calcext:value-type="float">
            <text:p>0.69808024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160195" calcext:value-type="float">
            <text:p>0.716019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.732826" calcext:value-type="float">
            <text:p>18.7328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86962882151,41.220611618265295]}</text:p>
          </table:table-cell>
          <table:table-cell table:number-columns-repeated="999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9222423" calcext:value-type="float">
            <text:p>0.09222423</text:p>
          </table:table-cell>
          <table:table-cell table:style-name="ce1" office:value-type="float" office:value="0.101265825" calcext:value-type="float">
            <text:p>0.10126582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.8189495" calcext:value-type="float">
            <text:p>2.81894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49180105" calcext:value-type="float">
            <text:p>0.049180105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987899" calcext:value-type="float">
            <text:p>0.99878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.634155" calcext:value-type="float">
            <text:p>23.6341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51172532822,41.220612484432415]}</text:p>
          </table:table-cell>
          <table:table-cell table:number-columns-repeated="999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1573237" calcext:value-type="float">
            <text:p>0.11573237</text:p>
          </table:table-cell>
          <table:table-cell table:style-name="ce1" office:value-type="float" office:value="0.13562387" calcext:value-type="float">
            <text:p>0.1356238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32.42227" calcext:value-type="float">
            <text:p>332.42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46295145" calcext:value-type="float">
            <text:p>-0.4629514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88638365" calcext:value-type="float">
            <text:p>0.886383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083202" calcext:value-type="float">
            <text:p>27.0832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5382181934,41.22061334948721]}</text:p>
          </table:table-cell>
          <table:table-cell table:number-columns-repeated="999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4285715" calcext:value-type="float">
            <text:p>0.14285715</text:p>
          </table:table-cell>
          <table:table-cell table:style-name="ce1" office:value-type="float" office:value="0.17359856" calcext:value-type="float">
            <text:p>0.1735985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23.7399" calcext:value-type="float">
            <text:p>323.73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914519" calcext:value-type="float">
            <text:p>-0.5914519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8063403" calcext:value-type="float">
            <text:p>0.80634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207647" calcext:value-type="float">
            <text:p>30.2076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79591829486,41.220614213429684]}</text:p>
          </table:table-cell>
          <table:table-cell table:number-columns-repeated="999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6998191" calcext:value-type="float">
            <text:p>0.16998191</text:p>
          </table:table-cell>
          <table:table-cell table:style-name="ce1" office:value-type="float" office:value="0.21518987" calcext:value-type="float">
            <text:p>0.2151898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23.00684" calcext:value-type="float">
            <text:p>323.006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0171986" calcext:value-type="float">
            <text:p>-0.60171986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9870725" calcext:value-type="float">
            <text:p>0.798707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300604" calcext:value-type="float">
            <text:p>31.3006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3801475482,41.220615076259804]}</text:p>
          </table:table-cell>
          <table:table-cell table:number-columns-repeated="999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9710669" calcext:value-type="float">
            <text:p>0.19710669</text:p>
          </table:table-cell>
          <table:table-cell table:style-name="ce1" office:value-type="float" office:value="0.25497288" calcext:value-type="float">
            <text:p>0.2549728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20.27615" calcext:value-type="float">
            <text:p>320.276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3908815" calcext:value-type="float">
            <text:p>-0.63908815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6913345" calcext:value-type="float">
            <text:p>0.769133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960125" calcext:value-type="float">
            <text:p>33.960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8011119924,41.22061593797759]}</text:p>
          </table:table-cell>
          <table:table-cell table:number-columns-repeated="999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.000004" calcext:value-type="float">
            <text:p>54.0000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2242315" calcext:value-type="float">
            <text:p>0.22242315</text:p>
          </table:table-cell>
          <table:table-cell table:style-name="ce1" office:value-type="float" office:value="0.2965642" calcext:value-type="float">
            <text:p>0.296564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313.48294" calcext:value-type="float">
            <text:p>313.482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255792" calcext:value-type="float">
            <text:p>-0.7255792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8813866" calcext:value-type="float">
            <text:p>0.688138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301647" calcext:value-type="float">
            <text:p>34.3016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2220762814,41.220616798583045]}</text:p>
          </table:table-cell>
          <table:table-cell table:number-columns-repeated="999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.000004" calcext:value-type="float">
            <text:p>54.0000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477396" calcext:value-type="float">
            <text:p>0.2477396</text:p>
          </table:table-cell>
          <table:table-cell table:style-name="ce1" office:value-type="float" office:value="0.33996382" calcext:value-type="float">
            <text:p>0.3399638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310.86" calcext:value-type="float">
            <text:p>310.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563106" calcext:value-type="float">
            <text:p>-0.7563106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542127" calcext:value-type="float">
            <text:p>0.65421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644619" calcext:value-type="float">
            <text:p>29.6446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6430404148,41.22061765807616]}</text:p>
          </table:table-cell>
          <table:table-cell table:number-columns-repeated="999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658228" calcext:value-type="float">
            <text:p>0.2658228</text:p>
          </table:table-cell>
          <table:table-cell table:style-name="ce1" office:value-type="float" office:value="0.3761302" calcext:value-type="float">
            <text:p>0.376130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308.371" calcext:value-type="float">
            <text:p>308.3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840076" calcext:value-type="float">
            <text:p>-0.7840076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62075126" calcext:value-type="float">
            <text:p>0.620751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544481" calcext:value-type="float">
            <text:p>27.5444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00640043934,41.22061851645694]}</text:p>
          </table:table-cell>
          <table:table-cell table:number-columns-repeated="999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8390595" calcext:value-type="float">
            <text:p>0.28390595</text:p>
          </table:table-cell>
          <table:table-cell table:style-name="ce1" office:value-type="float" office:value="0.40867993" calcext:value-type="float">
            <text:p>0.4086799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303.18744" calcext:value-type="float">
            <text:p>303.187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3688444" calcext:value-type="float">
            <text:p>-0.83688444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5473796" calcext:value-type="float">
            <text:p>0.54737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602793" calcext:value-type="float">
            <text:p>30.6027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4849682176,41.220619373725384]}</text:p>
          </table:table-cell>
          <table:table-cell table:number-columns-repeated="999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0198914" calcext:value-type="float">
            <text:p>0.30198914</text:p>
          </table:table-cell>
          <table:table-cell table:style-name="ce1" office:value-type="float" office:value="0.43037975" calcext:value-type="float">
            <text:p>0.4303797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92.5382" calcext:value-type="float">
            <text:p>292.53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2362416" calcext:value-type="float">
            <text:p>-0.92362416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38329944" calcext:value-type="float">
            <text:p>0.383299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047806" calcext:value-type="float">
            <text:p>34.0478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2905931887,41.22062022988149]}</text:p>
          </table:table-cell>
          <table:table-cell table:number-columns-repeated="99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999996" calcext:value-type="float">
            <text:p>33.99999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32549728" calcext:value-type="float">
            <text:p>0.032549728</text:p>
          </table:table-cell>
          <table:table-cell table:style-name="ce1" office:value-type="float" office:value="0.016274864" calcext:value-type="float">
            <text:p>0.01627486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.38902" calcext:value-type="float">
            <text:p>11.38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9746947" calcext:value-type="float">
            <text:p>0.19746947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80309" calcext:value-type="float">
            <text:p>0.98030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8.58714" calcext:value-type="float">
            <text:p>28.58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30239644671,41.2208783760182]}</text:p>
          </table:table-cell>
          <table:table-cell table:number-columns-repeated="999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4339964" calcext:value-type="float">
            <text:p>0.04339964</text:p>
          </table:table-cell>
          <table:table-cell table:style-name="ce1" office:value-type="float" office:value="0.028933093" calcext:value-type="float">
            <text:p>0.02893309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5.901615" calcext:value-type="float">
            <text:p>15.9016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7398634" calcext:value-type="float">
            <text:p>0.27398634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617336" calcext:value-type="float">
            <text:p>0.96173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5.234138" calcext:value-type="float">
            <text:p>25.2341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94449154289,41.22087924664291]}</text:p>
          </table:table-cell>
          <table:table-cell table:number-columns-repeated="999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57866186" calcext:value-type="float">
            <text:p>0.057866186</text:p>
          </table:table-cell>
          <table:table-cell table:style-name="ce1" office:value-type="float" office:value="0.047016274" calcext:value-type="float">
            <text:p>0.04701627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9.09242" calcext:value-type="float">
            <text:p>39.092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63057315" calcext:value-type="float">
            <text:p>0.63057315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7612984" calcext:value-type="float">
            <text:p>0.7761298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.577477" calcext:value-type="float">
            <text:p>20.5774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58658662335,41.22088011615527]}</text:p>
          </table:table-cell>
          <table:table-cell table:number-columns-repeated="999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9999971" calcext:value-type="float">
            <text:p>2.999997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11030742" calcext:value-type="float">
            <text:p>0.11030742</text:p>
          </table:table-cell>
          <table:table-cell table:style-name="ce1" office:value-type="float" office:value="0.119349" calcext:value-type="float">
            <text:p>0.119349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3.90096" calcext:value-type="float">
            <text:p>23.900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051569" calcext:value-type="float">
            <text:p>0.4051569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1424716" calcext:value-type="float">
            <text:p>0.914247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.022915" calcext:value-type="float">
            <text:p>23.0229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51287177083,41.220882718018274]}</text:p>
          </table:table-cell>
          <table:table-cell table:number-columns-repeated="999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3743219" calcext:value-type="float">
            <text:p>0.13743219</text:p>
          </table:table-cell>
          <table:table-cell table:style-name="ce1" office:value-type="float" office:value="0.15189873" calcext:value-type="float">
            <text:p>0.1518987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28.46652" calcext:value-type="float">
            <text:p>328.466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229967" calcext:value-type="float">
            <text:p>-0.5229967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8523347" calcext:value-type="float">
            <text:p>0.8523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280115" calcext:value-type="float">
            <text:p>26.280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5496678875,41.220883583081246]}</text:p>
          </table:table-cell>
          <table:table-cell table:number-columns-repeated="999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681736" calcext:value-type="float">
            <text:p>0.1681736</text:p>
          </table:table-cell>
          <table:table-cell table:style-name="ce1" office:value-type="float" office:value="0.18444847" calcext:value-type="float">
            <text:p>0.1844484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26.38647" calcext:value-type="float">
            <text:p>326.386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535881" calcext:value-type="float">
            <text:p>-0.5535881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327906" calcext:value-type="float">
            <text:p>0.83279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811466" calcext:value-type="float">
            <text:p>26.811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79706179109,41.22088444703187]}</text:p>
          </table:table-cell>
          <table:table-cell table:number-columns-repeated="999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98915" calcext:value-type="float">
            <text:p>0.198915</text:p>
          </table:table-cell>
          <table:table-cell table:style-name="ce1" office:value-type="float" office:value="0.2278481" calcext:value-type="float">
            <text:p>0.227848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22.51157" calcext:value-type="float">
            <text:p>322.511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0860115" calcext:value-type="float">
            <text:p>-0.6086011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934763" calcext:value-type="float">
            <text:p>0.79347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94273" calcext:value-type="float">
            <text:p>27.942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3915677785,41.22088530987015]}</text:p>
          </table:table-cell>
          <table:table-cell table:number-columns-repeated="999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2965641" calcext:value-type="float">
            <text:p>0.22965641</text:p>
          </table:table-cell>
          <table:table-cell table:style-name="ce1" office:value-type="float" office:value="0.2676311" calcext:value-type="float">
            <text:p>0.267631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05.73395" calcext:value-type="float">
            <text:p>305.733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117375" calcext:value-type="float">
            <text:p>-0.8117375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8402246" calcext:value-type="float">
            <text:p>0.58402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374414" calcext:value-type="float">
            <text:p>31.3744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8125174905,41.220886171596085]}</text:p>
          </table:table-cell>
          <table:table-cell table:number-columns-repeated="999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5316456" calcext:value-type="float">
            <text:p>0.25316456</text:p>
          </table:table-cell>
          <table:table-cell table:style-name="ce1" office:value-type="float" office:value="0.31103075" calcext:value-type="float">
            <text:p>0.3110307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98.2477" calcext:value-type="float">
            <text:p>298.247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8090956" calcext:value-type="float">
            <text:p>-0.88090956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47328463" calcext:value-type="float">
            <text:p>0.473284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374496" calcext:value-type="float">
            <text:p>34.3744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2334670473,41.220887032209674]}</text:p>
          </table:table-cell>
          <table:table-cell table:number-columns-repeated="999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78481" calcext:value-type="float">
            <text:p>0.278481</text:p>
          </table:table-cell>
          <table:table-cell table:style-name="ce1" office:value-type="float" office:value="0.35262206" calcext:value-type="float">
            <text:p>0.3526220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94.83835" calcext:value-type="float">
            <text:p>294.838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074966" calcext:value-type="float">
            <text:p>-0.9074966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42005944" calcext:value-type="float">
            <text:p>0.420059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657557" calcext:value-type="float">
            <text:p>31.6575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654416449,41.22088789171091]}</text:p>
          </table:table-cell>
          <table:table-cell table:number-columns-repeated="999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999996" calcext:value-type="float">
            <text:p>39.99999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983725" calcext:value-type="float">
            <text:p>0.2983725</text:p>
          </table:table-cell>
          <table:table-cell table:style-name="ce1" office:value-type="float" office:value="0.38878843" calcext:value-type="float">
            <text:p>0.3887884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84.66147" calcext:value-type="float">
            <text:p>284.661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9674382" calcext:value-type="float">
            <text:p>-0.9674382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2531072" calcext:value-type="float">
            <text:p>0.25310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09653" calcext:value-type="float">
            <text:p>27.096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00753656955,41.2208887500998]}</text:p>
          </table:table-cell>
          <table:table-cell table:number-columns-repeated="999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1464738" calcext:value-type="float">
            <text:p>0.31464738</text:p>
          </table:table-cell>
          <table:table-cell table:style-name="ce1" office:value-type="float" office:value="0.41952983" calcext:value-type="float">
            <text:p>0.4195298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2" office:value-type="float" office:value="-1.8369701E-016" calcext:value-type="float">
            <text:p>-1.84E-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31683" calcext:value-type="float">
            <text:p>27.316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4963147876,41.22088960737635]}</text:p>
          </table:table-cell>
          <table:table-cell table:number-columns-repeated="999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254973" calcext:value-type="float">
            <text:p>0.3254973</text:p>
          </table:table-cell>
          <table:table-cell table:style-name="ce1" office:value-type="float" office:value="0.43942133" calcext:value-type="float">
            <text:p>0.4394213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66.81097" calcext:value-type="float">
            <text:p>266.810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984514" calcext:value-type="float">
            <text:p>-0.9984514</text:p>
          </table:table-cell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-0.055630412" calcext:value-type="float">
            <text:p>-0.0556304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19836" calcext:value-type="float">
            <text:p>30.198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29172637253,41.22089046354054]}</text:p>
          </table:table-cell>
          <table:table-cell table:number-columns-repeated="999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999996" calcext:value-type="float">
            <text:p>27.99999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3273056" calcext:value-type="float">
            <text:p>0.33273056</text:p>
          </table:table-cell>
          <table:table-cell table:style-name="ce1" office:value-type="float" office:value="0.45388788" calcext:value-type="float">
            <text:p>0.4538878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74.6075" calcext:value-type="float">
            <text:p>274.60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99676836" calcext:value-type="float">
            <text:p>-0.99676836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080329776" calcext:value-type="float">
            <text:p>0.0803297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155031" calcext:value-type="float">
            <text:p>31.1550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93382125084,41.22089131859239]}</text:p>
          </table:table-cell>
          <table:table-cell table:number-columns-repeated="999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5551537" calcext:value-type="float">
            <text:p>0.15551537</text:p>
          </table:table-cell>
          <table:table-cell table:style-name="ce1" office:value-type="float" office:value="0.1790235" calcext:value-type="float">
            <text:p>0.179023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20.90747" calcext:value-type="float">
            <text:p>320.907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3057476" calcext:value-type="float">
            <text:p>-0.63057476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77612853" calcext:value-type="float">
            <text:p>0.776128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.577509" calcext:value-type="float">
            <text:p>20.5775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5611177375,41.221153816662515]}</text:p>
          </table:table-cell>
          <table:table-cell table:number-columns-repeated="999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style-name="ce1" office:value-type="float" office:value="0.1880651" calcext:value-type="float">
            <text:p>0.1880651</text:p>
          </table:table-cell>
          <table:table-cell table:style-name="ce1" office:value-type="float" office:value="0.20976491" calcext:value-type="float">
            <text:p>0.2097649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06.94946" calcext:value-type="float">
            <text:p>306.9494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9916596" calcext:value-type="float">
            <text:p>-0.79916596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6011104" calcext:value-type="float">
            <text:p>0.60111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.310074" calcext:value-type="float">
            <text:p>23.3100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79820530284,41.221154680621304]}</text:p>
          </table:table-cell>
          <table:table-cell table:number-columns-repeated="999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style-name="ce1" office:value-type="float" office:value="0.22061484" calcext:value-type="float">
            <text:p>0.22061484</text:p>
          </table:table-cell>
          <table:table-cell table:style-name="ce1" office:value-type="float" office:value="0.24412297" calcext:value-type="float">
            <text:p>0.2441229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03.57147" calcext:value-type="float">
            <text:p>303.571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331965" calcext:value-type="float">
            <text:p>-0.8331965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5297697" calcext:value-type="float">
            <text:p>0.552976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.706657" calcext:value-type="float">
            <text:p>23.7066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4029881642,41.221155543467745]}</text:p>
          </table:table-cell>
          <table:table-cell table:number-columns-repeated="999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000001" calcext:value-type="float">
            <text:p>5.00000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5135624" calcext:value-type="float">
            <text:p>0.25135624</text:p>
          </table:table-cell>
          <table:table-cell table:style-name="ce1" office:value-type="float" office:value="0.28390595" calcext:value-type="float">
            <text:p>0.2839059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81.44803" calcext:value-type="float">
            <text:p>281.448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98010516" calcext:value-type="float">
            <text:p>-0.98010516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19847903" calcext:value-type="float">
            <text:p>0.198479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72264" calcext:value-type="float">
            <text:p>29.722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823923144,41.22115640520182]}</text:p>
          </table:table-cell>
          <table:table-cell table:number-columns-repeated="999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8209764" calcext:value-type="float">
            <text:p>0.28209764</text:p>
          </table:table-cell>
          <table:table-cell table:style-name="ce1" office:value-type="float" office:value="0.32368898" calcext:value-type="float">
            <text:p>0.3236889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80.29047" calcext:value-type="float">
            <text:p>280.290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839148" calcext:value-type="float">
            <text:p>-0.9839148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17863838" calcext:value-type="float">
            <text:p>0.178638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387886" calcext:value-type="float">
            <text:p>32.3878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2448579685,41.22115726582355]}</text:p>
          </table:table-cell>
          <table:table-cell table:number-columns-repeated="999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1283906" calcext:value-type="float">
            <text:p>0.31283906</text:p>
          </table:table-cell>
          <table:table-cell table:style-name="ce1" office:value-type="float" office:value="0.36889693" calcext:value-type="float">
            <text:p>0.3688969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81.94473" calcext:value-type="float">
            <text:p>281.9447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783477" calcext:value-type="float">
            <text:p>-0.9783477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20696792" calcext:value-type="float">
            <text:p>0.206967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14268" calcext:value-type="float">
            <text:p>35.142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665792638,41.22115812533291]}</text:p>
          </table:table-cell>
          <table:table-cell table:number-columns-repeated="999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3092225" calcext:value-type="float">
            <text:p>0.33092225</text:p>
          </table:table-cell>
          <table:table-cell table:style-name="ce1" office:value-type="float" office:value="0.4050633" calcext:value-type="float">
            <text:p>0.405063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74.44928" calcext:value-type="float">
            <text:p>274.449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969864" calcext:value-type="float">
            <text:p>-0.9969864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07757642" calcext:value-type="float">
            <text:p>0.077576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046818" calcext:value-type="float">
            <text:p>32.0468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00867271526,41.22115898372992]}</text:p>
          </table:table-cell>
          <table:table-cell table:number-columns-repeated="999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4358048" calcext:value-type="float">
            <text:p>0.34358048</text:p>
          </table:table-cell>
          <table:table-cell table:style-name="ce1" office:value-type="float" office:value="0.42676312" calcext:value-type="float">
            <text:p>0.4267631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64.45654" calcext:value-type="float">
            <text:p>264.456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9532324" calcext:value-type="float">
            <text:p>-0.99532324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-0.09660057" calcext:value-type="float">
            <text:p>-0.096600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83383" calcext:value-type="float">
            <text:p>33.833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5076615123,41.22115984101456]}</text:p>
          </table:table-cell>
          <table:table-cell table:number-columns-repeated="999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4719712" calcext:value-type="float">
            <text:p>0.34719712</text:p>
          </table:table-cell>
          <table:table-cell table:style-name="ce1" office:value-type="float" office:value="0.44122967" calcext:value-type="float">
            <text:p>0.4412296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66.6886" calcext:value-type="float">
            <text:p>266.68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9833035" calcext:value-type="float">
            <text:p>-0.99833035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-0.05776279" calcext:value-type="float">
            <text:p>-0.057762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27025" calcext:value-type="float">
            <text:p>29.270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29285957175,41.22116069718685]}</text:p>
          </table:table-cell>
          <table:table-cell table:number-columns-repeated="999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.999998" calcext:value-type="float">
            <text:p>7.99999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4719712" calcext:value-type="float">
            <text:p>0.34719712</text:p>
          </table:table-cell>
          <table:table-cell table:style-name="ce1" office:value-type="float" office:value="0.45207956" calcext:value-type="float">
            <text:p>0.4520795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75.72702" calcext:value-type="float">
            <text:p>275.727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9950086" calcext:value-type="float">
            <text:p>-0.9950086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09978904" calcext:value-type="float">
            <text:p>0.099789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.97513" calcext:value-type="float">
            <text:p>17.975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93495297688,41.22116155224679]}</text:p>
          </table:table-cell>
          <table:table-cell table:number-columns-repeated="999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58047" calcext:value-type="float">
            <text:p>0.358047</text:p>
          </table:table-cell>
          <table:table-cell table:style-name="ce1" office:value-type="float" office:value="0.46654612" calcext:value-type="float">
            <text:p>0.4665461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322.2053" calcext:value-type="float">
            <text:p>322.20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128341" calcext:value-type="float">
            <text:p>-0.6128341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9021156" calcext:value-type="float">
            <text:p>0.790211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180979" calcext:value-type="float">
            <text:p>26.1809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57704636659,41.22116240619436]}</text:p>
          </table:table-cell>
          <table:table-cell table:number-columns-repeated="999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6708862" calcext:value-type="float">
            <text:p>0.36708862</text:p>
          </table:table-cell>
          <table:table-cell table:style-name="ce1" office:value-type="float" office:value="0.48643762" calcext:value-type="float">
            <text:p>0.486437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334.48718" calcext:value-type="float">
            <text:p>334.487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4307131" calcext:value-type="float">
            <text:p>-0.4307131</text:p>
          </table:table-cell>
          <table:table-cell table:style-name="ce1" office:value-type="float" office:value="829" calcext:value-type="float">
            <text:p>82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0248895" calcext:value-type="float">
            <text:p>0.902488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.974155" calcext:value-type="float">
            <text:p>34.9741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2191397409,41.221163259029574]}</text:p>
          </table:table-cell>
          <table:table-cell table:number-columns-repeated="999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7359856" calcext:value-type="float">
            <text:p>0.17359856</text:p>
          </table:table-cell>
          <table:table-cell table:style-name="ce1" office:value-type="float" office:value="0.20253165" calcext:value-type="float">
            <text:p>0.2025316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99.4285" calcext:value-type="float">
            <text:p>299.428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709695" calcext:value-type="float">
            <text:p>-0.8709695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49133715" calcext:value-type="float">
            <text:p>0.491337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.515999" calcext:value-type="float">
            <text:p>16.5159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5725677438,41.22142405023105]}</text:p>
          </table:table-cell>
          <table:table-cell table:number-columns-repeated="999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style-name="ce1" office:value-type="float" office:value="0.20614828" calcext:value-type="float">
            <text:p>0.20614828</text:p>
          </table:table-cell>
          <table:table-cell table:style-name="ce1" office:value-type="float" office:value="0.23688969" calcext:value-type="float">
            <text:p>0.23688969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90.6105" calcext:value-type="float">
            <text:p>290.61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3599504" calcext:value-type="float">
            <text:p>-0.93599504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3520132" calcext:value-type="float">
            <text:p>0.35201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.198069" calcext:value-type="float">
            <text:p>20.1980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79934883023,41.22142491419801]}</text:p>
          </table:table-cell>
          <table:table-cell table:number-columns-repeated="999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style-name="ce1" office:value-type="float" office:value="0.238698" calcext:value-type="float">
            <text:p>0.238698</text:p>
          </table:table-cell>
          <table:table-cell table:style-name="ce1" office:value-type="float" office:value="0.2676311" calcext:value-type="float">
            <text:p>0.267631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280.15335" calcext:value-type="float">
            <text:p>280.153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9843395" calcext:value-type="float">
            <text:p>-0.9843395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17628324" calcext:value-type="float">
            <text:p>0.176283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661793" calcext:value-type="float">
            <text:p>24.6617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4144087052,41.2214257770526]}</text:p>
          </table:table-cell>
          <table:table-cell table:number-columns-repeated="999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7305606" calcext:value-type="float">
            <text:p>0.27305606</text:p>
          </table:table-cell>
          <table:table-cell table:style-name="ce1" office:value-type="float" office:value="0.30379745" calcext:value-type="float">
            <text:p>0.3037974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2" office:value-type="float" office:value="-1.8369701E-016" calcext:value-type="float">
            <text:p>-1.84E-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229536" calcext:value-type="float">
            <text:p>29.2295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8353289526,41.22142663879483]}</text:p>
          </table:table-cell>
          <table:table-cell table:number-columns-repeated="999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3056058" calcext:value-type="float">
            <text:p>0.3056058</text:p>
          </table:table-cell>
          <table:table-cell table:style-name="ce1" office:value-type="float" office:value="0.34177214" calcext:value-type="float">
            <text:p>0.3417721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2" office:value-type="float" office:value="-1.8369701E-016" calcext:value-type="float">
            <text:p>-1.84E-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229536" calcext:value-type="float">
            <text:p>29.2295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2562490447,41.22142749942468]}</text:p>
          </table:table-cell>
          <table:table-cell table:number-columns-repeated="999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3273056" calcext:value-type="float">
            <text:p>0.33273056</text:p>
          </table:table-cell>
          <table:table-cell table:style-name="ce1" office:value-type="float" office:value="0.3761302" calcext:value-type="float">
            <text:p>0.376130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274.3015" calcext:value-type="float">
            <text:p>274.30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9718314" calcext:value-type="float">
            <text:p>-0.99718314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075005025" calcext:value-type="float">
            <text:p>0.0750050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921745" calcext:value-type="float">
            <text:p>32.9217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677168982,41.22142835894216]}</text:p>
          </table:table-cell>
          <table:table-cell table:number-columns-repeated="999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.000004" calcext:value-type="float">
            <text:p>54.0000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5262206" calcext:value-type="float">
            <text:p>0.35262206</text:p>
          </table:table-cell>
          <table:table-cell table:style-name="ce1" office:value-type="float" office:value="0.40687162" calcext:value-type="float">
            <text:p>0.4068716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276.91718" calcext:value-type="float">
            <text:p>276.917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9272126" calcext:value-type="float">
            <text:p>-0.99272126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12043454" calcext:value-type="float">
            <text:p>0.120434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903343" calcext:value-type="float">
            <text:p>33.9033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00980887641,41.2214292173473]}</text:p>
          </table:table-cell>
          <table:table-cell table:number-columns-repeated="999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6166364" calcext:value-type="float">
            <text:p>0.36166364</text:p>
          </table:table-cell>
          <table:table-cell table:style-name="ce1" office:value-type="float" office:value="0.4249548" calcext:value-type="float">
            <text:p>0.424954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87.0371" calcext:value-type="float">
            <text:p>287.037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561151" calcext:value-type="float">
            <text:p>-0.9561151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29299116" calcext:value-type="float">
            <text:p>0.292991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289156" calcext:value-type="float">
            <text:p>31.2891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5190083916,41.22143007464005]}</text:p>
          </table:table-cell>
          <table:table-cell table:number-columns-repeated="999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6347198" calcext:value-type="float">
            <text:p>0.36347198</text:p>
          </table:table-cell>
          <table:table-cell table:style-name="ce1" office:value-type="float" office:value="0.43942133" calcext:value-type="float">
            <text:p>0.4394213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01.3372" calcext:value-type="float">
            <text:p>301.337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541215" calcext:value-type="float">
            <text:p>-0.8541215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5200735" calcext:value-type="float">
            <text:p>0.52007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885143" calcext:value-type="float">
            <text:p>27.8851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29399278646,41.221430930820446]}</text:p>
          </table:table-cell>
          <table:table-cell table:number-columns-repeated="999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652803" calcext:value-type="float">
            <text:p>0.3652803</text:p>
          </table:table-cell>
          <table:table-cell table:style-name="ce1" office:value-type="float" office:value="0.44846293" calcext:value-type="float">
            <text:p>0.4484629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312.0695" calcext:value-type="float">
            <text:p>312.06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4233264" calcext:value-type="float">
            <text:p>-0.74233264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700315" calcext:value-type="float">
            <text:p>0.67003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.503012" calcext:value-type="float">
            <text:p>23.5030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93608471832,41.22143178588844]}</text:p>
          </table:table-cell>
          <table:table-cell table:number-columns-repeated="999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6889693" calcext:value-type="float">
            <text:p>0.36889693</text:p>
          </table:table-cell>
          <table:table-cell table:style-name="ce1" office:value-type="float" office:value="0.4647378" calcext:value-type="float">
            <text:p>0.464737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.602388" calcext:value-type="float">
            <text:p>19.6023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57817663478,41.22143263984408]}</text:p>
          </table:table-cell>
          <table:table-cell table:number-columns-repeated="999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7974682" calcext:value-type="float">
            <text:p>0.37974682</text:p>
          </table:table-cell>
          <table:table-cell table:style-name="ce1" office:value-type="float" office:value="0.48643762" calcext:value-type="float">
            <text:p>0.486437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38.25558" calcext:value-type="float">
            <text:p>338.255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3704669" calcext:value-type="float">
            <text:p>-0.3704669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92884564" calcext:value-type="float">
            <text:p>0.928845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.602148" calcext:value-type="float">
            <text:p>27.602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22026853584,41.22143349268736]}</text:p>
          </table:table-cell>
          <table:table-cell table:number-columns-repeated="999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6148282" calcext:value-type="float">
            <text:p>0.06148282</text:p>
          </table:table-cell>
          <table:table-cell table:style-name="ce1" office:value-type="float" office:value="0.06690778" calcext:value-type="float">
            <text:p>0.0669077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19.8161" calcext:value-type="float">
            <text:p>119.816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676258" calcext:value-type="float">
            <text:p>0.8676258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30" calcext:value-type="float">
            <text:p>7030</text:p>
          </table:table-cell>
          <table:table-cell table:number-columns-repeated="2"/>
          <table:table-cell table:style-name="ce1" office:value-type="float" office:value="-0.49721783" calcext:value-type="float">
            <text:p>-0.4972178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.515331" calcext:value-type="float">
            <text:p>27.5153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30585796677,41.221689076576105]}</text:p>
          </table:table-cell>
          <table:table-cell table:number-columns-repeated="999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.999997" calcext:value-type="float">
            <text:p>8.99999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7775769" calcext:value-type="float">
            <text:p>0.07775769</text:p>
          </table:table-cell>
          <table:table-cell table:style-name="ce1" office:value-type="float" office:value="0.088607594" calcext:value-type="float">
            <text:p>0.08860759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05.98909" calcext:value-type="float">
            <text:p>105.989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96131414" calcext:value-type="float">
            <text:p>0.96131414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30" calcext:value-type="float">
            <text:p>7030</text:p>
          </table:table-cell>
          <table:table-cell table:number-columns-repeated="2"/>
          <table:table-cell table:style-name="ce1" office:value-type="float" office:value="-0.2754543" calcext:value-type="float">
            <text:p>-0.27545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5.180105" calcext:value-type="float">
            <text:p>25.1801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94794864321,41.22168994722551]}</text:p>
          </table:table-cell>
          <table:table-cell table:number-columns-repeated="999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.999997" calcext:value-type="float">
            <text:p>8.99999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9584087" calcext:value-type="float">
            <text:p>0.09584087</text:p>
          </table:table-cell>
          <table:table-cell table:style-name="ce1" office:value-type="float" office:value="0.10669078" calcext:value-type="float">
            <text:p>0.1066907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04.075165" calcext:value-type="float">
            <text:p>104.07516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9699775" calcext:value-type="float">
            <text:p>0.9699775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30" calcext:value-type="float">
            <text:p>7030</text:p>
          </table:table-cell>
          <table:table-cell table:number-columns-repeated="2"/>
          <table:table-cell table:style-name="ce1" office:value-type="float" office:value="-0.24319462" calcext:value-type="float">
            <text:p>-0.2431946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1.770689" calcext:value-type="float">
            <text:p>21.7706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59003930397,41.221690816762525]}</text:p>
          </table:table-cell>
          <table:table-cell table:number-columns-repeated="999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.000004" calcext:value-type="float">
            <text:p>60.0000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8987341" calcext:value-type="float">
            <text:p>0.18987341</text:p>
          </table:table-cell>
          <table:table-cell table:style-name="ce1" office:value-type="float" office:value="0.2278481" calcext:value-type="float">
            <text:p>0.227848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302.81042" calcext:value-type="float">
            <text:p>302.810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4046805" calcext:value-type="float">
            <text:p>-0.84046805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418611" calcext:value-type="float">
            <text:p>0.54186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.722385" calcext:value-type="float">
            <text:p>19.7223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5840179053,41.22169428378682]}</text:p>
          </table:table-cell>
          <table:table-cell table:number-columns-repeated="999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2061484" calcext:value-type="float">
            <text:p>0.22061484</text:p>
          </table:table-cell>
          <table:table-cell table:style-name="ce1" office:value-type="float" office:value="0.2658228" calcext:value-type="float">
            <text:p>0.265822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90.6104" calcext:value-type="float">
            <text:p>290.61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359955" calcext:value-type="float">
            <text:p>-0.9359955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3520119" calcext:value-type="float">
            <text:p>0.35201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696012" calcext:value-type="float">
            <text:p>24.6960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80049237312,41.22169514776194]}</text:p>
          </table:table-cell>
          <table:table-cell table:number-columns-repeated="999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567812" calcext:value-type="float">
            <text:p>0.2567812</text:p>
          </table:table-cell>
          <table:table-cell table:style-name="ce1" office:value-type="float" office:value="0.2965642" calcext:value-type="float">
            <text:p>0.296564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273.4435" calcext:value-type="float">
            <text:p>273.44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981945" calcext:value-type="float">
            <text:p>-0.9981945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060064618" calcext:value-type="float">
            <text:p>0.0600646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.325193" calcext:value-type="float">
            <text:p>28.3251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4258294018,41.22169601062469]}</text:p>
          </table:table-cell>
          <table:table-cell table:number-columns-repeated="999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9113925" calcext:value-type="float">
            <text:p>0.29113925</text:p>
          </table:table-cell>
          <table:table-cell table:style-name="ce1" office:value-type="float" office:value="0.3254973" calcext:value-type="float">
            <text:p>0.325497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266.92468" calcext:value-type="float">
            <text:p>266.924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9985599" calcext:value-type="float">
            <text:p>-0.9985599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-0.053648755" calcext:value-type="float">
            <text:p>-0.0536487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109821" calcext:value-type="float">
            <text:p>31.1098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8467349167,41.22169687237508]}</text:p>
          </table:table-cell>
          <table:table-cell table:number-columns-repeated="999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2007232" calcext:value-type="float">
            <text:p>0.32007232</text:p>
          </table:table-cell>
          <table:table-cell table:style-name="ce1" office:value-type="float" office:value="0.35081375" calcext:value-type="float">
            <text:p>0.3508137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273.58664" calcext:value-type="float">
            <text:p>273.586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99804133" calcext:value-type="float">
            <text:p>-0.99804133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06255771" calcext:value-type="float">
            <text:p>0.062557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362955" calcext:value-type="float">
            <text:p>27.3629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2676402763,41.221697733013066]}</text:p>
          </table:table-cell>
          <table:table-cell table:number-columns-repeated="999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4177214" calcext:value-type="float">
            <text:p>0.34177214</text:p>
          </table:table-cell>
          <table:table-cell table:style-name="ce1" office:value-type="float" office:value="0.38155514" calcext:value-type="float">
            <text:p>0.3815551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279.48914" calcext:value-type="float">
            <text:p>279.489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98631686" calcext:value-type="float">
            <text:p>-0.98631686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16486083" calcext:value-type="float">
            <text:p>0.164860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504171" calcext:value-type="float">
            <text:p>30.5041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6885454807,41.22169859253867]}</text:p>
          </table:table-cell>
          <table:table-cell table:number-columns-repeated="999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6166364" calcext:value-type="float">
            <text:p>0.36166364</text:p>
          </table:table-cell>
          <table:table-cell table:style-name="ce1" office:value-type="float" office:value="0.4050633" calcext:value-type="float">
            <text:p>0.405063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283.03085" calcext:value-type="float">
            <text:p>283.0308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7424877" calcext:value-type="float">
            <text:p>-0.97424877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22547586" calcext:value-type="float">
            <text:p>0.225475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870924" calcext:value-type="float">
            <text:p>29.8709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01094505305,41.22169945095191]}</text:p>
          </table:table-cell>
          <table:table-cell table:number-columns-repeated="999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7070525" calcext:value-type="float">
            <text:p>0.37070525</text:p>
          </table:table-cell>
          <table:table-cell table:style-name="ce1" office:value-type="float" office:value="0.42133814" calcext:value-type="float">
            <text:p>0.4213381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05.54797" calcext:value-type="float">
            <text:p>305.547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1362885" calcext:value-type="float">
            <text:p>-0.81362885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5813846" calcext:value-type="float">
            <text:p>0.58138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88001" calcext:value-type="float">
            <text:p>27.88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5303554252,41.221700308252764]}</text:p>
          </table:table-cell>
          <table:table-cell table:number-columns-repeated="999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7251356" calcext:value-type="float">
            <text:p>0.37251356</text:p>
          </table:table-cell>
          <table:table-cell table:style-name="ce1" office:value-type="float" office:value="0.437613" calcext:value-type="float">
            <text:p>0.43761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09.73813" calcext:value-type="float">
            <text:p>309.738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689742" calcext:value-type="float">
            <text:p>-0.7689742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3927984" calcext:value-type="float">
            <text:p>0.639279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.00224" calcext:value-type="float">
            <text:p>28.002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29512601654,41.22170116444124]}</text:p>
          </table:table-cell>
          <table:table-cell table:number-columns-repeated="999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761302" calcext:value-type="float">
            <text:p>0.3761302</text:p>
          </table:table-cell>
          <table:table-cell table:style-name="ce1" office:value-type="float" office:value="0.44665462" calcext:value-type="float">
            <text:p>0.4466546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315.96396" calcext:value-type="float">
            <text:p>315.963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951106" calcext:value-type="float">
            <text:p>-0.6951106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189028" calcext:value-type="float">
            <text:p>0.71890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352951" calcext:value-type="float">
            <text:p>26.3529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93721647514,41.221702019517345]}</text:p>
          </table:table-cell>
          <table:table-cell table:number-columns-repeated="999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851718" calcext:value-type="float">
            <text:p>0.3851718</text:p>
          </table:table-cell>
          <table:table-cell table:style-name="ce1" office:value-type="float" office:value="0.4629295" calcext:value-type="float">
            <text:p>0.462929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.231472" calcext:value-type="float">
            <text:p>21.2314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57930691837,41.221702873481064]}</text:p>
          </table:table-cell>
          <table:table-cell table:number-columns-repeated="999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88607594" calcext:value-type="float">
            <text:p>0.088607594</text:p>
          </table:table-cell>
          <table:table-cell table:style-name="ce1" office:value-type="float" office:value="0.10669078" calcext:value-type="float">
            <text:p>0.1066907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19.4283" calcext:value-type="float">
            <text:p>119.42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7097126" calcext:value-type="float">
            <text:p>0.8709712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30" calcext:value-type="float">
            <text:p>7030</text:p>
          </table:table-cell>
          <table:table-cell table:number-columns-repeated="2"/>
          <table:table-cell table:style-name="ce1" office:value-type="float" office:value="-0.491334" calcext:value-type="float">
            <text:p>-0.4913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0.669565" calcext:value-type="float">
            <text:p>30.6695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94910104138,41.221960180727535]}</text:p>
          </table:table-cell>
          <table:table-cell table:number-columns-repeated="999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0669078" calcext:value-type="float">
            <text:p>0.10669078</text:p>
          </table:table-cell>
          <table:table-cell table:style-name="ce1" office:value-type="float" office:value="0.13019891" calcext:value-type="float">
            <text:p>0.1301989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20.483154" calcext:value-type="float">
            <text:p>120.4831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617784" calcext:value-type="float">
            <text:p>0.8617784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30" calcext:value-type="float">
            <text:p>7030</text:p>
          </table:table-cell>
          <table:table-cell table:number-columns-repeated="2"/>
          <table:table-cell table:style-name="ce1" office:value-type="float" office:value="-0.50728494" calcext:value-type="float">
            <text:p>-0.5072849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.87267" calcext:value-type="float">
            <text:p>29.87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59119022886,41.22196105027279]}</text:p>
          </table:table-cell>
          <table:table-cell table:number-columns-repeated="999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283906" calcext:value-type="float">
            <text:p>0.1283906</text:p>
          </table:table-cell>
          <table:table-cell table:style-name="ce1" office:value-type="float" office:value="0.15732369" calcext:value-type="float">
            <text:p>0.15732369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99.28646" calcext:value-type="float">
            <text:p>99.2864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9868939" calcext:value-type="float">
            <text:p>0.9868939</text:p>
          </table:table-cell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30" calcext:value-type="float">
            <text:p>7030</text:p>
          </table:table-cell>
          <table:table-cell table:number-columns-repeated="2"/>
          <table:table-cell table:style-name="ce1" office:value-type="float" office:value="-0.16137058" calcext:value-type="float">
            <text:p>-0.161370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.63703" calcext:value-type="float">
            <text:p>26.637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23327940067,41.221961918705624]}</text:p>
          </table:table-cell>
          <table:table-cell table:number-columns-repeated="999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000002" calcext:value-type="float">
            <text:p>30.00000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0433997" calcext:value-type="float">
            <text:p>0.20433997</text:p>
          </table:table-cell>
          <table:table-cell table:style-name="ce1" office:value-type="float" office:value="0.25316456" calcext:value-type="float">
            <text:p>0.2531645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303.76624" calcext:value-type="float">
            <text:p>303.766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31312" calcext:value-type="float">
            <text:p>-0.831312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5580604" calcext:value-type="float">
            <text:p>0.555806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4.98541" calcext:value-type="float">
            <text:p>24.985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595468223,41.221964517329845]}</text:p>
          </table:table-cell>
          <table:table-cell table:number-columns-repeated="999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3688969" calcext:value-type="float">
            <text:p>0.23688969</text:p>
          </table:table-cell>
          <table:table-cell table:style-name="ce1" office:value-type="float" office:value="0.28390595" calcext:value-type="float">
            <text:p>0.2839059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93.45795" calcext:value-type="float">
            <text:p>293.457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173525" calcext:value-type="float">
            <text:p>-0.9173525</text:p>
          </table:table-cell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39807588" calcext:value-type="float">
            <text:p>0.398075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38217" calcext:value-type="float">
            <text:p>31.382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80163593164,41.22196538131315]}</text:p>
          </table:table-cell>
          <table:table-cell table:number-columns-repeated="999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6943943" calcext:value-type="float">
            <text:p>0.26943943</text:p>
          </table:table-cell>
          <table:table-cell table:style-name="ce1" office:value-type="float" office:value="0.3164557" calcext:value-type="float">
            <text:p>0.316455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285.29706" calcext:value-type="float">
            <text:p>285.297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964571" calcext:value-type="float">
            <text:p>-0.964571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26382336" calcext:value-type="float">
            <text:p>0.263823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.36423" calcext:value-type="float">
            <text:p>36.364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437250254,41.22196624418406]}</text:p>
          </table:table-cell>
          <table:table-cell table:number-columns-repeated="999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983725" calcext:value-type="float">
            <text:p>0.2983725</text:p>
          </table:table-cell>
          <table:table-cell table:style-name="ce1" office:value-type="float" office:value="0.33996382" calcext:value-type="float">
            <text:p>0.3399638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285.5667" calcext:value-type="float">
            <text:p>285.56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96331865" calcext:value-type="float">
            <text:p>-0.9633186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26836008" calcext:value-type="float">
            <text:p>0.268360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098833" calcext:value-type="float">
            <text:p>31.0988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858141036,41.22196710594257]}</text:p>
          </table:table-cell>
          <table:table-cell table:number-columns-repeated="999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254973" calcext:value-type="float">
            <text:p>0.3254973</text:p>
          </table:table-cell>
          <table:table-cell table:style-name="ce1" office:value-type="float" office:value="0.3652803" calcext:value-type="float">
            <text:p>0.365280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299.816" calcext:value-type="float">
            <text:p>299.8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6762667" calcext:value-type="float">
            <text:p>-0.86762667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49721622" calcext:value-type="float">
            <text:p>0.497216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515406" calcext:value-type="float">
            <text:p>27.5154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2790316629,41.22196796658869]}</text:p>
          </table:table-cell>
          <table:table-cell table:number-columns-repeated="999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4719712" calcext:value-type="float">
            <text:p>0.34719712</text:p>
          </table:table-cell>
          <table:table-cell table:style-name="ce1" office:value-type="float" office:value="0.39059675" calcext:value-type="float">
            <text:p>0.3905967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293.69" calcext:value-type="float">
            <text:p>293.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9157326" calcext:value-type="float">
            <text:p>-0.9157326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4017882" calcext:value-type="float">
            <text:p>0.40178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425188" calcext:value-type="float">
            <text:p>29.425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6999221346,41.22196882612242]}</text:p>
          </table:table-cell>
          <table:table-cell table:number-columns-repeated="999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6889693" calcext:value-type="float">
            <text:p>0.36889693</text:p>
          </table:table-cell>
          <table:table-cell table:style-name="ce1" office:value-type="float" office:value="0.41048825" calcext:value-type="float">
            <text:p>0.4104882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295.17828" calcext:value-type="float">
            <text:p>295.178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9049883" calcext:value-type="float">
            <text:p>-0.9049883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42543647" calcext:value-type="float">
            <text:p>0.425436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715431" calcext:value-type="float">
            <text:p>29.7154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01208124513,41.22196968454379]}</text:p>
          </table:table-cell>
          <table:table-cell table:number-columns-repeated="999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779385" calcext:value-type="float">
            <text:p>0.3779385</text:p>
          </table:table-cell>
          <table:table-cell table:style-name="ce1" office:value-type="float" office:value="0.42133814" calcext:value-type="float">
            <text:p>0.4213381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98.9963" calcext:value-type="float">
            <text:p>298.99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7465084" calcext:value-type="float">
            <text:p>-0.87465084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48475343" calcext:value-type="float">
            <text:p>0.484753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.056726" calcext:value-type="float">
            <text:p>25.0567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5417026133,41.22197054185275]}</text:p>
          </table:table-cell>
          <table:table-cell table:number-columns-repeated="999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8155514" calcext:value-type="float">
            <text:p>0.38155514</text:p>
          </table:table-cell>
          <table:table-cell table:style-name="ce1" office:value-type="float" office:value="0.43218806" calcext:value-type="float">
            <text:p>0.4321880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00.32828" calcext:value-type="float">
            <text:p>300.328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6314636" calcext:value-type="float">
            <text:p>-0.86314636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50495386" calcext:value-type="float">
            <text:p>0.504953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171062" calcext:value-type="float">
            <text:p>24.1710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29625926209,41.221971398049305]}</text:p>
          </table:table-cell>
          <table:table-cell table:number-columns-repeated="999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999996" calcext:value-type="float">
            <text:p>33.99999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851718" calcext:value-type="float">
            <text:p>0.3851718</text:p>
          </table:table-cell>
          <table:table-cell table:style-name="ce1" office:value-type="float" office:value="0.44665462" calcext:value-type="float">
            <text:p>0.44665462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312.79163" calcext:value-type="float">
            <text:p>312.791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338292" calcext:value-type="float">
            <text:p>-0.7338292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679334" calcext:value-type="float">
            <text:p>0.6793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.869955" calcext:value-type="float">
            <text:p>20.8699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49383482474,41.221972253133494]}</text:p>
          </table:table-cell>
          <table:table-cell table:number-columns-repeated="999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9764919" calcext:value-type="float">
            <text:p>0.09764919</text:p>
          </table:table-cell>
          <table:table-cell table:style-name="ce1" office:value-type="float" office:value="0.12658228" calcext:value-type="float">
            <text:p>0.1265822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8.67976" calcext:value-type="float">
            <text:p>118.6797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7731576" calcext:value-type="float">
            <text:p>0.87731576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30" calcext:value-type="float">
            <text:p>7030</text:p>
          </table:table-cell>
          <table:table-cell table:number-columns-repeated="2"/>
          <table:table-cell table:style-name="ce1" office:value-type="float" office:value="-0.47991365" calcext:value-type="float">
            <text:p>-0.479913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8.355268" calcext:value-type="float">
            <text:p>28.3552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95025345521,41.22223041421682]}</text:p>
          </table:table-cell>
          <table:table-cell table:number-columns-repeated="999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1754069" calcext:value-type="float">
            <text:p>0.11754069</text:p>
          </table:table-cell>
          <table:table-cell table:style-name="ce1" office:value-type="float" office:value="0.15189873" calcext:value-type="float">
            <text:p>0.1518987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08.311966" calcext:value-type="float">
            <text:p>108.31196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9493599" calcext:value-type="float">
            <text:p>0.9493599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30" calcext:value-type="float">
            <text:p>7030</text:p>
          </table:table-cell>
          <table:table-cell table:number-columns-repeated="2"/>
          <table:table-cell table:style-name="ce1" office:value-type="float" office:value="-0.31419078" calcext:value-type="float">
            <text:p>-0.3141907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.5421" calcext:value-type="float">
            <text:p>29.54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5923411694,41.22223128377028]}</text:p>
          </table:table-cell>
          <table:table-cell table:number-columns-repeated="999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000002" calcext:value-type="float">
            <text:p>4.00000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1518987" calcext:value-type="float">
            <text:p>0.21518987</text:p>
          </table:table-cell>
          <table:table-cell table:style-name="ce1" office:value-type="float" office:value="0.27305606" calcext:value-type="float">
            <text:p>0.2730560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09.1745" calcext:value-type="float">
            <text:p>309.17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752257" calcext:value-type="float">
            <text:p>-0.7752257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3168436" calcext:value-type="float">
            <text:p>0.631684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.425116" calcext:value-type="float">
            <text:p>18.425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816069186966,41.22223475086011]}</text:p>
          </table:table-cell>
          <table:table-cell table:number-columns-repeated="999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4593128" calcext:value-type="float">
            <text:p>0.24593128</text:p>
          </table:table-cell>
          <table:table-cell table:style-name="ce1" office:value-type="float" office:value="0.3056058" calcext:value-type="float">
            <text:p>0.305605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99.4282" calcext:value-type="float">
            <text:p>299.42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7097216" calcext:value-type="float">
            <text:p>-0.87097216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4913324" calcext:value-type="float">
            <text:p>0.49133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669645" calcext:value-type="float">
            <text:p>30.669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8027795057,41.222235614851584]}</text:p>
          </table:table-cell>
          <table:table-cell table:number-columns-repeated="999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7486438" calcext:value-type="float">
            <text:p>0.27486438</text:p>
          </table:table-cell>
          <table:table-cell table:style-name="ce1" office:value-type="float" office:value="0.33092225" calcext:value-type="float">
            <text:p>0.3309222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03.09918" calcext:value-type="float">
            <text:p>303.099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83772653" calcext:value-type="float">
            <text:p>-0.83772653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4609" calcext:value-type="float">
            <text:p>0.546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62213" calcext:value-type="float">
            <text:p>37.622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4486712615,41.22223647773065]}</text:p>
          </table:table-cell>
          <table:table-cell table:number-columns-repeated="999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0198914" calcext:value-type="float">
            <text:p>0.30198914</text:p>
          </table:table-cell>
          <table:table-cell table:style-name="ce1" office:value-type="float" office:value="0.35443038" calcext:value-type="float">
            <text:p>0.3544303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10.95395" calcext:value-type="float">
            <text:p>310.953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552368" calcext:value-type="float">
            <text:p>-0.7552368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554521" calcext:value-type="float">
            <text:p>0.65545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.535236" calcext:value-type="float">
            <text:p>36.5352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8695473106,41.222237339497305]}</text:p>
          </table:table-cell>
          <table:table-cell table:number-columns-repeated="999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254973" calcext:value-type="float">
            <text:p>0.3254973</text:p>
          </table:table-cell>
          <table:table-cell table:style-name="ce1" office:value-type="float" office:value="0.37070525" calcext:value-type="float">
            <text:p>0.3707052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10.2372" calcext:value-type="float">
            <text:p>310.23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633767" calcext:value-type="float">
            <text:p>-0.7633767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4595354" calcext:value-type="float">
            <text:p>0.645953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083355" calcext:value-type="float">
            <text:p>34.0833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2904232044,41.222238200151565]}</text:p>
          </table:table-cell>
          <table:table-cell table:number-columns-repeated="999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7070525" calcext:value-type="float">
            <text:p>0.37070525</text:p>
          </table:table-cell>
          <table:table-cell table:style-name="ce1" office:value-type="float" office:value="0.40867993" calcext:value-type="float">
            <text:p>0.4086799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05.83203" calcext:value-type="float">
            <text:p>305.83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1073666" calcext:value-type="float">
            <text:p>-0.81073666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854111" calcext:value-type="float">
            <text:p>0.58541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570137" calcext:value-type="float">
            <text:p>33.5701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0132174527,41.222239918122895]}</text:p>
          </table:table-cell>
          <table:table-cell table:number-columns-repeated="999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94.6" calcext:value-type="float">
            <text:p>59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8155514" calcext:value-type="float">
            <text:p>0.38155514</text:p>
          </table:table-cell>
          <table:table-cell table:style-name="ce1" office:value-type="float" office:value="0.4231465" calcext:value-type="float">
            <text:p>0.423146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96.631" calcext:value-type="float">
            <text:p>296.6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9391184" calcext:value-type="float">
            <text:p>-0.89391184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8" calcext:value-type="float">
            <text:p>7028</text:p>
          </table:table-cell>
          <table:table-cell table:number-columns-repeated="2"/>
          <table:table-cell table:style-name="ce1" office:value-type="float" office:value="0.44824278" calcext:value-type="float">
            <text:p>0.448242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820879" calcext:value-type="float">
            <text:p>26.8208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565530499561,41.22224077543997]}</text:p>
          </table:table-cell>
          <table:table-cell table:number-columns-repeated="999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6.3067" calcext:value-type="float">
            <text:p>536.3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.000004" calcext:value-type="float">
            <text:p>41.0000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0669078" calcext:value-type="float">
            <text:p>0.10669078</text:p>
          </table:table-cell>
          <table:table-cell table:style-name="ce1" office:value-type="float" office:value="0.14466546" calcext:value-type="float">
            <text:p>0.1446654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96.35827" calcext:value-type="float">
            <text:p>96.358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99384886" calcext:value-type="float">
            <text:p>0.99384886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30" calcext:value-type="float">
            <text:p>7030</text:p>
          </table:table-cell>
          <table:table-cell table:number-columns-repeated="2"/>
          <table:table-cell table:style-name="ce1" office:value-type="float" office:value="-0.11074512" calcext:value-type="float">
            <text:p>-0.1107451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0.314215" calcext:value-type="float">
            <text:p>30.3142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995140588479,41.222500647693344]}</text:p>
          </table:table-cell>
          <table:table-cell table:number-columns-repeated="999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4954791" calcext:value-type="float">
            <text:p>0.24954791</text:p>
          </table:table-cell>
          <table:table-cell table:style-name="ce1" office:value-type="float" office:value="0.318264" calcext:value-type="float">
            <text:p>0.31826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17.70828" calcext:value-type="float">
            <text:p>317.708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7290545" calcext:value-type="float">
            <text:p>-0.67290545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3972845" calcext:value-type="float">
            <text:p>0.739728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.576784" calcext:value-type="float">
            <text:p>22.5767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80392309533,41.22250584837726]}</text:p>
          </table:table-cell>
          <table:table-cell table:number-columns-repeated="999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7305606" calcext:value-type="float">
            <text:p>0.27305606</text:p>
          </table:table-cell>
          <table:table-cell table:style-name="ce1" office:value-type="float" office:value="0.34177214" calcext:value-type="float">
            <text:p>0.3417721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15.08224" calcext:value-type="float">
            <text:p>315.082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060911" calcext:value-type="float">
            <text:p>-0.7060911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08121" calcext:value-type="float">
            <text:p>0.7081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622692" calcext:value-type="float">
            <text:p>32.6226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4600924248,41.22250671126449]}</text:p>
          </table:table-cell>
          <table:table-cell table:number-columns-repeated="999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965642" calcext:value-type="float">
            <text:p>0.2965642</text:p>
          </table:table-cell>
          <table:table-cell table:style-name="ce1" office:value-type="float" office:value="0.3652803" calcext:value-type="float">
            <text:p>0.365280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14.52597" calcext:value-type="float">
            <text:p>314.525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129326" calcext:value-type="float">
            <text:p>-0.7129326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0123255" calcext:value-type="float">
            <text:p>0.70123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.1277" calcext:value-type="float">
            <text:p>38.12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8809537408,41.2225075730393]}</text:p>
          </table:table-cell>
          <table:table-cell table:number-columns-repeated="999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2007232" calcext:value-type="float">
            <text:p>0.32007232</text:p>
          </table:table-cell>
          <table:table-cell table:style-name="ce1" office:value-type="float" office:value="0.3833635" calcext:value-type="float">
            <text:p>0.3833635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11.44342" calcext:value-type="float">
            <text:p>311.443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496098" calcext:value-type="float">
            <text:p>-0.7496098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6187996" calcext:value-type="float">
            <text:p>0.661879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438618" calcext:value-type="float">
            <text:p>33.4386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3018149012,41.2225084337017]}</text:p>
          </table:table-cell>
          <table:table-cell table:number-columns-repeated="999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4358048" calcext:value-type="float">
            <text:p>0.34358048</text:p>
          </table:table-cell>
          <table:table-cell table:style-name="ce1" office:value-type="float" office:value="0.3960217" calcext:value-type="float">
            <text:p>0.396021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05.91577" calcext:value-type="float">
            <text:p>305.915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098803" calcext:value-type="float">
            <text:p>-0.8098803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865951" calcext:value-type="float">
            <text:p>0.58659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659443" calcext:value-type="float">
            <text:p>35.6594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37226759067,41.22250929325169]}</text:p>
          </table:table-cell>
          <table:table-cell table:number-columns-repeated="999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8.9967" calcext:value-type="float">
            <text:p>538.99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000004" calcext:value-type="float">
            <text:p>35.0000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88607594" calcext:value-type="float">
            <text:p>0.088607594</text:p>
          </table:table-cell>
          <table:table-cell table:style-name="ce1" office:value-type="float" office:value="0.13562387" calcext:value-type="float">
            <text:p>0.13562387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75.925064" calcext:value-type="float">
            <text:p>75.9250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9699785" calcext:value-type="float">
            <text:p>0.9699785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24319074" calcext:value-type="float">
            <text:p>0.2431907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4.9831" calcext:value-type="float">
            <text:p>24.98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31047354678,41.22277001047482]}</text:p>
          </table:table-cell>
          <table:table-cell table:number-columns-repeated="999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8.78" calcext:value-type="float">
            <text:p>538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4593128" calcext:value-type="float">
            <text:p>0.24593128</text:p>
          </table:table-cell>
          <table:table-cell table:style-name="ce1" office:value-type="float" office:value="0.32188064" calcext:value-type="float">
            <text:p>0.32188064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23.82446" calcext:value-type="float">
            <text:p>323.8244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902612" calcext:value-type="float">
            <text:p>-0.5902612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8072123" calcext:value-type="float">
            <text:p>0.8072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.854654" calcext:value-type="float">
            <text:p>21.8546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80506670055,41.2227760818902]}</text:p>
          </table:table-cell>
          <table:table-cell table:number-columns-repeated="999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8.78" calcext:value-type="float">
            <text:p>538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676311" calcext:value-type="float">
            <text:p>0.2676311</text:p>
          </table:table-cell>
          <table:table-cell table:style-name="ce1" office:value-type="float" office:value="0.3453888" calcext:value-type="float">
            <text:p>0.3453888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17.80804" calcext:value-type="float">
            <text:p>317.808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716165" calcext:value-type="float">
            <text:p>-0.6716165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4089897" calcext:value-type="float">
            <text:p>0.740898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.67239" calcext:value-type="float">
            <text:p>25.672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4715137435,41.222776944785586]}</text:p>
          </table:table-cell>
          <table:table-cell table:number-columns-repeated="999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8.78" calcext:value-type="float">
            <text:p>538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9113925" calcext:value-type="float">
            <text:p>0.29113925</text:p>
          </table:table-cell>
          <table:table-cell table:style-name="ce1" office:value-type="float" office:value="0.36889693" calcext:value-type="float">
            <text:p>0.3688969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14.04044" calcext:value-type="float">
            <text:p>314.040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188493" calcext:value-type="float">
            <text:p>-0.718849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9516593" calcext:value-type="float">
            <text:p>0.695165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158695" calcext:value-type="float">
            <text:p>32.1586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8923603261,41.222777806568544]}</text:p>
          </table:table-cell>
          <table:table-cell table:number-columns-repeated="999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80.2167" calcext:value-type="float">
            <text:p>580.2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1283906" calcext:value-type="float">
            <text:p>0.31283906</text:p>
          </table:table-cell>
          <table:table-cell table:style-name="ce1" office:value-type="float" office:value="0.38878843" calcext:value-type="float">
            <text:p>0.3887884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04.19077" calcext:value-type="float">
            <text:p>304.190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27171" calcext:value-type="float">
            <text:p>-0.827171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5619502" calcext:value-type="float">
            <text:p>0.56195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.88894" calcext:value-type="float">
            <text:p>38.888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3132067532,41.222778667239076]}</text:p>
          </table:table-cell>
          <table:table-cell table:number-columns-repeated="999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8.9967" calcext:value-type="float">
            <text:p>538.99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9999971" calcext:value-type="float">
            <text:p>2.999997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88607594" calcext:value-type="float">
            <text:p>0.088607594</text:p>
          </table:table-cell>
          <table:table-cell table:style-name="ce1" office:value-type="float" office:value="0.15009041" calcext:value-type="float">
            <text:p>0.15009041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62.37988" calcext:value-type="float">
            <text:p>62.379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860408" calcext:value-type="float">
            <text:p>0.8860408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46360725" calcext:value-type="float">
            <text:p>0.463607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.190865" calcext:value-type="float">
            <text:p>29.1908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8031162748108,41.2230402439176]}</text:p>
          </table:table-cell>
          <table:table-cell table:number-columns-repeated="999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8.78" calcext:value-type="float">
            <text:p>538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4231465" calcext:value-type="float">
            <text:p>0.24231465</text:p>
          </table:table-cell>
          <table:table-cell table:style-name="ce1" office:value-type="float" office:value="0.32188064" calcext:value-type="float">
            <text:p>0.321880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331.99554" calcext:value-type="float">
            <text:p>331.995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46954006" calcext:value-type="float">
            <text:p>-0.46954006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27" calcext:value-type="float">
            <text:p>7027</text:p>
          </table:table-cell>
          <table:table-cell table:number-columns-repeated="2"/>
          <table:table-cell table:style-name="ce1" office:value-type="float" office:value="0.88291115" calcext:value-type="float">
            <text:p>0.882911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.137524" calcext:value-type="float">
            <text:p>20.1375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80621032133,41.223046315390405]}</text:p>
          </table:table-cell>
          <table:table-cell table:number-columns-repeated="999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8.78" calcext:value-type="float">
            <text:p>538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6220614" calcext:value-type="float">
            <text:p>0.26220614</text:p>
          </table:table-cell>
          <table:table-cell table:style-name="ce1" office:value-type="float" office:value="0.34719712" calcext:value-type="float">
            <text:p>0.347197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317.05673" calcext:value-type="float">
            <text:p>317.0567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0.6812739" calcext:value-type="float">
            <text:p>-0.6812739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7320286" calcext:value-type="float">
            <text:p>0.73202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.858442" calcext:value-type="float">
            <text:p>23.8584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4829352176,41.22304717829394]}</text:p>
          </table:table-cell>
          <table:table-cell table:number-columns-repeated="999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8.78" calcext:value-type="float">
            <text:p>538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8209764" calcext:value-type="float">
            <text:p>0.28209764</text:p>
          </table:table-cell>
          <table:table-cell table:style-name="ce1" office:value-type="float" office:value="0.36889693" calcext:value-type="float">
            <text:p>0.36889693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309.88626" calcext:value-type="float">
            <text:p>309.886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673191" calcext:value-type="float">
            <text:p>-0.7673191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4126545" calcext:value-type="float">
            <text:p>0.641265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78782" calcext:value-type="float">
            <text:p>26.78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09037670665,41.22304804008504]}</text:p>
          </table:table-cell>
          <table:table-cell table:number-columns-repeated="999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8.78" calcext:value-type="float">
            <text:p>538.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056058" calcext:value-type="float">
            <text:p>0.3056058</text:p>
          </table:table-cell>
          <table:table-cell table:style-name="ce1" office:value-type="float" office:value="0.39240506" calcext:value-type="float">
            <text:p>0.39240506</text:p>
          </table:table-cell>
          <table:table-cell table:style-name="ce2" office:value-type="float" office:value="5.05544348E+017" calcext:value-type="float">
            <text:p>5.06E+17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93.4153" calcext:value-type="float">
            <text:p>293.41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9176485" calcext:value-type="float">
            <text:p>-0.9176485</text:p>
          </table:table-cell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3973931" calcext:value-type="float">
            <text:p>0.39739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738552" calcext:value-type="float">
            <text:p>37.7385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6732459876,41.223048900763715]}</text:p>
          </table:table-cell>
          <table:table-cell table:number-columns-repeated="999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12.44875" calcext:value-type="float">
            <text:p>12.44875</text:p>
          </table:table-cell>
          <table:table-cell table:style-name="ce1" office:value-type="float" office:value="1235.05" calcext:value-type="float">
            <text:p>1235.05</text:p>
          </table:table-cell>
          <table:table-cell table:style-name="ce1" office:value-type="float" office:value="538.78" calcext:value-type="float">
            <text:p>538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26401445" calcext:value-type="float">
            <text:p>0.26401445</text:p>
          </table:table-cell>
          <table:table-cell table:style-name="ce1" office:value-type="float" office:value="0.35081375" calcext:value-type="float">
            <text:p>0.35081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313.61298" calcext:value-type="float">
            <text:p>313.612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72401565" calcext:value-type="float">
            <text:p>-0.72401565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/>
          <table:table-cell table:style-name="ce1" office:value-type="float" office:value="0.6897835" calcext:value-type="float">
            <text:p>0.68978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.03162" calcext:value-type="float">
            <text:p>24.031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{"geodesic":false,"type":"Point","coordinates":[-123.27744943568477,41.22331741178953]}</text:p>
          </table:table-cell>
          <table:table-cell table:number-columns-repeated="999"/>
        </table:table-row>
        <table:table-row table:style-name="ro2" table:number-rows-repeated="10482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5f_from_5f_gee_5f_May2_5f_part2" style:display-name="PageStyle_data_from_gee_May2_par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86" meta:object-count="0"/>
    <meta:generator>LibreOfficeDev/6.0.5.2$Linux_X86_64 LibreOffice_project/</meta:generator>
  </office:meta>
</office:document-meta>
</file>